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528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7854in"/>
    </style:style>
    <style:style style:name="co10" style:family="table-column">
      <style:table-column-properties fo:break-before="auto" style:column-width="0.5181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9193in"/>
    </style:style>
    <style:style style:name="co14" style:family="table-column">
      <style:table-column-properties fo:break-before="auto" style:column-width="0.7874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4083in"/>
    </style:style>
    <style:style style:name="co17" style:family="table-column">
      <style:table-column-properties fo:break-before="auto" style:column-width="0.6638in"/>
    </style:style>
    <style:style style:name="co18" style:family="table-column">
      <style:table-column-properties fo:break-before="auto" style:column-width="0.6965in"/>
    </style:style>
    <style:style style:name="co19" style:family="table-column">
      <style:table-column-properties fo:break-before="auto" style:column-width="0.3339in"/>
    </style:style>
    <style:style style:name="co20" style:family="table-column">
      <style:table-column-properties fo:break-before="auto" style:column-width="0.9429in"/>
    </style:style>
    <style:style style:name="co21" style:family="table-column">
      <style:table-column-properties fo:break-before="auto" style:column-width="0.7929in"/>
    </style:style>
    <style:style style:name="co22" style:family="table-column">
      <style:table-column-properties fo:break-before="auto" style:column-width="0.6283in"/>
    </style:style>
    <style:style style:name="co23" style:family="table-column">
      <style:table-column-properties fo:break-before="auto" style:column-width="0.6854in"/>
    </style:style>
    <style:style style:name="co24" style:family="table-column">
      <style:table-column-properties fo:break-before="auto" style:column-width="0.3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 style:data-style-name="N81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81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6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81">
      <style:table-cell-properties fo:background-color="#800080" style:text-align-source="fix" style:repeat-content="false"/>
      <style:paragraph-properties fo:text-align="start" fo:margin-left="0in"/>
    </style:style>
    <style:style style:name="ce8" style:family="table-cell" style:parent-style-name="Default" style:data-style-name="N81">
      <style:table-cell-properties fo:background-color="#ffff00" style:text-align-source="fix" style:repeat-content="false"/>
      <style:paragraph-properties fo:text-align="start" fo:margin-left="0in"/>
    </style:style>
    <style:style style:name="ce9" style:family="table-cell" style:parent-style-name="Default" style:data-style-name="N81">
      <style:table-cell-properties fo:background-color="#81d41a"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800080"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2" style:family="table-cell" style:parent-style-name="Default" style:data-style-name="N81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 style:data-style-name="N81">
      <style:table-cell-properties fo:background-color="#80008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81">
      <style:table-cell-properties fo:background-color="#ffff00" style:text-align-source="fix" style:repeat-content="false"/>
      <style:paragraph-properties fo:text-align="start" fo:margin-left="0in"/>
    </style:style>
    <style:style style:name="ce35" style:family="table-cell" style:parent-style-name="Default" style:data-style-name="N81">
      <style:table-cell-properties fo:background-color="#81d41a" style:text-align-source="fix" style:repeat-content="false"/>
      <style:paragraph-properties fo:text-align="start" fo:margin-left="0in"/>
    </style:style>
    <style:style style:name="ce36" style:family="table-cell" style:parent-style-name="Default" style:data-style-name="N81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 style:data-style-name="N81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5" table:default-cell-style-name="ce28"/>
        <table:table-column table:style-name="co7" table:default-cell-style-name="ce32"/>
        <table:table-column table:style-name="co8" table:default-cell-style-name="ce32"/>
        <table:table-column table:style-name="co9" table:default-cell-style-name="ce32"/>
        <table:table-column table:style-name="co10" table:default-cell-style-name="ce28"/>
        <table:table-column table:style-name="co11" table:number-columns-repeated="16373" table:default-cell-style-name="ce28"/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Flop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T_Paralelo</text:p>
          </table:table-cell>
          <table:table-cell office:value-type="string" calcext:value-type="string">
            <text:p>T_Secuencial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2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2]-1" office:value-type="float" office:value="999" calcext:value-type="float">
            <text:p>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2]*[.F2]/[.D2]*([.G2]+2)" office:value-type="float" office:value="1002001000" calcext:value-type="float">
            <text:p>1.00E+09</text:p>
          </table:table-cell>
          <table:table-cell table:style-name="ce33" table:formula="of:=[.I2]*[.H2]" office:value-type="float" office:value="0.040403686323" calcext:value-type="float">
            <text:p>4.04E-02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2]" office:value-type="float" office:value="0.040403686323" calcext:value-type="float" table:number-columns-spanned="1" table:number-rows-spanned="2">
            <text:p>4.04E-02</text:p>
          </table:table-cell>
          <table:table-cell table:style-name="ce36" table:formula="of:=[.J3]" office:value-type="float" office:value="0.01010082138065" calcext:value-type="float" table:number-columns-spanned="1" table:number-rows-spanned="2">
            <text:p>1.01E-02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3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3]-1" office:value-type="float" office:value="999" calcext:value-type="float">
            <text:p>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3]*[.F3]/[.D3]*([.G3]+2)" office:value-type="float" office:value="501000500" calcext:value-type="float">
            <text:p>5.01E+08</text:p>
          </table:table-cell>
          <table:table-cell table:style-name="ce33" table:formula="of:=[.I3]*[.H3]" office:value-type="float" office:value="0.01010082138065" calcext:value-type="float">
            <text:p>1.01E-02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4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4]-1" office:value-type="float" office:value="1999" calcext:value-type="float">
            <text:p>1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4]*[.F4]/[.D4]*([.G4]+2)" office:value-type="float" office:value="8008002000" calcext:value-type="float">
            <text:p>8.01E+09</text:p>
          </table:table-cell>
          <table:table-cell table:style-name="ce33" table:formula="of:=[.I4]*[.H4]" office:value-type="float" office:value="0.322906664646" calcext:value-type="float">
            <text:p>3.23E-01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4]" office:value-type="float" office:value="0.322906664646" calcext:value-type="float" table:number-columns-spanned="1" table:number-rows-spanned="2">
            <text:p>3.23E-01</text:p>
          </table:table-cell>
          <table:table-cell table:style-name="ce36" table:formula="of:=[.J5]" office:value-type="float" office:value="0.0807258653613" calcext:value-type="float" table:number-columns-spanned="1" table:number-rows-spanned="2">
            <text:p>8.07E-02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5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5]-1" office:value-type="float" office:value="1999" calcext:value-type="float">
            <text:p>1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5]*[.F5]/[.D5]*([.G5]+2)" office:value-type="float" office:value="4004001000" calcext:value-type="float">
            <text:p>4.00E+09</text:p>
          </table:table-cell>
          <table:table-cell table:style-name="ce33" table:formula="of:=[.I5]*[.H5]" office:value-type="float" office:value="0.0807258653613" calcext:value-type="float">
            <text:p>8.07E-02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6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6]-1" office:value-type="float" office:value="2999" calcext:value-type="float">
            <text:p>2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6]*[.F6]/[.D6]*([.G6]+2)" office:value-type="float" office:value="27018003000" calcext:value-type="float">
            <text:p>2.70E+10</text:p>
          </table:table-cell>
          <table:table-cell table:style-name="ce33" table:formula="of:=[.I6]*[.H6]" office:value-type="float" office:value="1.089446934969" calcext:value-type="float">
            <text:p>1.09E+00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6]" office:value-type="float" office:value="1.089446934969" calcext:value-type="float" table:number-columns-spanned="1" table:number-rows-spanned="2">
            <text:p>1.09E+00</text:p>
          </table:table-cell>
          <table:table-cell table:style-name="ce36" table:formula="of:=[.J7]" office:value-type="float" office:value="0.27235903194195" calcext:value-type="float" table:number-columns-spanned="1" table:number-rows-spanned="2">
            <text:p>2.72E-01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7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7]-1" office:value-type="float" office:value="2999" calcext:value-type="float">
            <text:p>2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7]*[.F7]/[.D7]*([.G7]+2)" office:value-type="float" office:value="13509001500" calcext:value-type="float">
            <text:p>1.35E+10</text:p>
          </table:table-cell>
          <table:table-cell table:style-name="ce33" table:formula="of:=[.I7]*[.H7]" office:value-type="float" office:value="0.27235903194195" calcext:value-type="float">
            <text:p>2.72E-01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8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8]-1" office:value-type="float" office:value="999" calcext:value-type="float">
            <text:p>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8]*[.F8]/[.D8]*([.G8]+2)" office:value-type="float" office:value="1002001000" calcext:value-type="float">
            <text:p>1.00E+09</text:p>
          </table:table-cell>
          <table:table-cell table:style-name="ce33" table:formula="of:=[.I8]*[.H8]" office:value-type="float" office:value="0.0017395739361" calcext:value-type="float">
            <text:p>1.74E-03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8]" office:value-type="float" office:value="0.0017395739361" calcext:value-type="float" table:number-columns-spanned="1" table:number-rows-spanned="2">
            <text:p>1.74E-03</text:p>
          </table:table-cell>
          <table:table-cell table:style-name="ce36" table:formula="of:=[.J9]" office:value-type="float" office:value="0.0002718103062675" calcext:value-type="float" table:number-columns-spanned="1" table:number-rows-spanned="2">
            <text:p>2.72E-04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9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9]-1" office:value-type="float" office:value="999" calcext:value-type="float">
            <text:p>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9]*[.F9]/[.D9]*([.G9]+2)" office:value-type="float" office:value="125250125" calcext:value-type="float">
            <text:p>1.25E+08</text:p>
          </table:table-cell>
          <table:table-cell table:style-name="ce33" table:formula="of:=[.I9]*[.H9]" office:value-type="float" office:value="0.0002718103062675" calcext:value-type="float">
            <text:p>2.72E-04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0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0]-1" office:value-type="float" office:value="1999" calcext:value-type="float">
            <text:p>1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10]*[.F10]/[.D10]*([.G10]+2)" office:value-type="float" office:value="8008002000" calcext:value-type="float">
            <text:p>8.01E+09</text:p>
          </table:table-cell>
          <table:table-cell table:style-name="ce33" table:formula="of:=[.I10]*[.H10]" office:value-type="float" office:value="0.0139026922722" calcext:value-type="float">
            <text:p>1.39E-02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10]" office:value-type="float" office:value="0.0139026922722" calcext:value-type="float" table:number-columns-spanned="1" table:number-rows-spanned="2">
            <text:p>1.39E-02</text:p>
          </table:table-cell>
          <table:table-cell table:style-name="ce36" table:formula="of:=[.J11]" office:value-type="float" office:value="0.002172310682535" calcext:value-type="float" table:number-columns-spanned="1" table:number-rows-spanned="2">
            <text:p>2.17E-03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1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1]-1" office:value-type="float" office:value="1999" calcext:value-type="float">
            <text:p>1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1]*[.F11]/[.D11]*([.G11]+2)" office:value-type="float" office:value="1001000250" calcext:value-type="float">
            <text:p>1.00E+09</text:p>
          </table:table-cell>
          <table:table-cell table:style-name="ce33" table:formula="of:=[.I11]*[.H11]" office:value-type="float" office:value="0.002172310682535" calcext:value-type="float">
            <text:p>2.17E-03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2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2]-1" office:value-type="float" office:value="2999" calcext:value-type="float">
            <text:p>2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12]*[.F12]/[.D12]*([.G12]+2)" office:value-type="float" office:value="27018003000" calcext:value-type="float">
            <text:p>2.70E+10</text:p>
          </table:table-cell>
          <table:table-cell table:style-name="ce33" table:formula="of:=[.I12]*[.H12]" office:value-type="float" office:value="0.0469059550083" calcext:value-type="float">
            <text:p>4.69E-02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12]" office:value-type="float" office:value="0.0469059550083" calcext:value-type="float" table:number-columns-spanned="1" table:number-rows-spanned="2">
            <text:p>4.69E-02</text:p>
          </table:table-cell>
          <table:table-cell table:style-name="ce36" table:formula="of:=[.J13]" office:value-type="float" office:value="0.0073291061288025" calcext:value-type="float" table:number-columns-spanned="1" table:number-rows-spanned="2">
            <text:p>7.33E-03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3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3]-1" office:value-type="float" office:value="2999" calcext:value-type="float">
            <text:p>2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3]*[.F13]/[.D13]*([.G13]+2)" office:value-type="float" office:value="3377250375" calcext:value-type="float">
            <text:p>3.38E+09</text:p>
          </table:table-cell>
          <table:table-cell table:style-name="ce33" table:formula="of:=[.I13]*[.H13]" office:value-type="float" office:value="0.0073291061288025" calcext:value-type="float">
            <text:p>7.33E-03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4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4]-1" office:value-type="float" office:value="999" calcext:value-type="float">
            <text:p>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4]*[.F14]/[.D14]*([.G14]+2)" office:value-type="float" office:value="1002001000" calcext:value-type="float">
            <text:p>1.00E+09</text:p>
          </table:table-cell>
          <table:table-cell table:style-name="ce33" table:formula="of:=[.I14]*[.H14]" office:value-type="float" office:value="0.052187218083" calcext:value-type="float">
            <text:p>5.22E-02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14]" office:value-type="float" office:value="0.052187218083" calcext:value-type="float" table:number-columns-spanned="1" table:number-rows-spanned="2">
            <text:p>5.22E-02</text:p>
          </table:table-cell>
          <table:table-cell table:style-name="ce36" table:formula="of:=[.J15]" office:value-type="float" office:value="0.0008154284138" calcext:value-type="float" table:number-columns-spanned="1" table:number-rows-spanned="2">
            <text:p>8.15E-04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5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5]-1" office:value-type="float" office:value="999" calcext:value-type="float">
            <text:p>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5]*[.F15]/[.D15]*([.G15]+2)" office:value-type="float" office:value="125250125" calcext:value-type="float">
            <text:p>1.25E+08</text:p>
          </table:table-cell>
          <table:table-cell table:style-name="ce33" table:formula="of:=[.I15]*[.H15]" office:value-type="float" office:value="0.0008154284138" calcext:value-type="float">
            <text:p>8.15E-04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6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6]-1" office:value-type="float" office:value="1999" calcext:value-type="float">
            <text:p>1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6]*[.F16]/[.D16]*([.G16]+2)" office:value-type="float" office:value="8008002000" calcext:value-type="float">
            <text:p>8.01E+09</text:p>
          </table:table-cell>
          <table:table-cell table:style-name="ce33" table:formula="of:=[.I16]*[.H16]" office:value-type="float" office:value="0.417080768166" calcext:value-type="float">
            <text:p>4.17E-01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16]" office:value-type="float" office:value="0.417080768166" calcext:value-type="float" table:number-columns-spanned="1" table:number-rows-spanned="2">
            <text:p>4.17E-01</text:p>
          </table:table-cell>
          <table:table-cell table:style-name="ce36" table:formula="of:=[.J17]" office:value-type="float" office:value="0.0065169120276" calcext:value-type="float" table:number-columns-spanned="1" table:number-rows-spanned="2">
            <text:p>6.52E-03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7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7]-1" office:value-type="float" office:value="1999" calcext:value-type="float">
            <text:p>1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7]*[.F17]/[.D17]*([.G17]+2)" office:value-type="float" office:value="1001000250" calcext:value-type="float">
            <text:p>1.00E+09</text:p>
          </table:table-cell>
          <table:table-cell table:style-name="ce33" table:formula="of:=[.I17]*[.H17]" office:value-type="float" office:value="0.0065169120276" calcext:value-type="float">
            <text:p>6.52E-03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8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8]-1" office:value-type="float" office:value="2999" calcext:value-type="float">
            <text:p>2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8]*[.F18]/[.D18]*([.G18]+2)" office:value-type="float" office:value="27018003000" calcext:value-type="float">
            <text:p>2.70E+10</text:p>
          </table:table-cell>
          <table:table-cell table:style-name="ce33" table:formula="of:=[.I18]*[.H18]" office:value-type="float" office:value="1.407178650249" calcext:value-type="float">
            <text:p>1.41E+00</text:p>
          </table:table-cell>
          <table:table-cell table:style-name="ce29" office:value-type="float" office:value="1" calcext:value-type="float">
            <text:p>1</text:p>
          </table:table-cell>
          <table:table-cell table:style-name="ce36" table:formula="of:=[.J18]" office:value-type="float" office:value="1.407178650249" calcext:value-type="float" table:number-columns-spanned="1" table:number-rows-spanned="2">
            <text:p>1.41E+00</text:p>
          </table:table-cell>
          <table:table-cell table:style-name="ce36" table:formula="of:=[.J19]" office:value-type="float" office:value="0.0219872508414" calcext:value-type="float" table:number-columns-spanned="1" table:number-rows-spanned="2">
            <text:p>2.20E-02</text:p>
          </table:table-cell>
          <table:table-cell table:number-columns-repeated="16371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9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9]-1" office:value-type="float" office:value="2999" calcext:value-type="float">
            <text:p>2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9]*[.F19]/[.D19]*([.G19]+2)" office:value-type="float" office:value="3377250375" calcext:value-type="float">
            <text:p>3.38E+09</text:p>
          </table:table-cell>
          <table:table-cell table:style-name="ce33" table:formula="of:=[.I19]*[.H19]" office:value-type="float" office:value="0.0219872508414" calcext:value-type="float">
            <text:p>2.20E-02</text:p>
          </table:table-cell>
          <table:table-cell table:style-name="ce29" office:value-type="float" office:value="1" calcext:value-type="float">
            <text:p>1</text:p>
          </table:table-cell>
          <table:covered-table-cell table:number-columns-repeated="2" table:style-name="ce37"/>
          <table:table-cell table:number-columns-repeated="16371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0]+1" office:value-type="float" office:value="1001" calcext:value-type="float">
            <text:p>1001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formula="of:=[.F20]-1" office:value-type="float" office:value="999" calcext:value-type="float">
            <text:p>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0]/[.D20]*[.F20]*([.G20]+2)" office:value-type="float" office:value="125250125" calcext:value-type="float">
            <text:p>1.25E+08</text:p>
          </table:table-cell>
          <table:table-cell table:style-name="ce34" table:formula="of:=[.I20]*[.H20]" office:value-type="float" office:value="0.0002718103062675" calcext:value-type="float">
            <text:p>2.72E-04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16371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1]+1" office:value-type="float" office:value="2001" calcext:value-type="float">
            <text:p>2001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table:formula="of:=[.F21]-1" office:value-type="float" office:value="1999" calcext:value-type="float">
            <text:p>1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1]/[.D21]*[.F21]*([.G21]+2)" office:value-type="float" office:value="1001000250" calcext:value-type="float">
            <text:p>1.00E+09</text:p>
          </table:table-cell>
          <table:table-cell table:style-name="ce34" table:formula="of:=[.I21]*[.H21]" office:value-type="float" office:value="0.002172310682535" calcext:value-type="float">
            <text:p>2.17E-03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16371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2]+1" office:value-type="float" office:value="3001" calcext:value-type="float">
            <text:p>3001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table:formula="of:=[.F22]-1" office:value-type="float" office:value="2999" calcext:value-type="float">
            <text:p>2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2]/[.D22]*[.F22]*([.G22]+2)" office:value-type="float" office:value="3377250375" calcext:value-type="float">
            <text:p>3.38E+09</text:p>
          </table:table-cell>
          <table:table-cell table:style-name="ce34" table:formula="of:=[.I22]*[.H22]" office:value-type="float" office:value="0.0073291061288025" calcext:value-type="float">
            <text:p>7.33E-03</text:p>
          </table:table-cell>
          <table:table-cell table:style-name="ce30" office:value-type="float" office:value="1" calcext:value-type="float">
            <text:p>1</text:p>
          </table:table-cell>
          <table:table-cell table:style-name="ce38" table:number-columns-repeated="2"/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3]*[.F23]*[.G23]/([.K23]*[.D23])*(2+[.K23])" office:value-type="float" office:value="1020000000" calcext:value-type="float">
            <text:p>1.02E+09</text:p>
          </table:table-cell>
          <table:table-cell table:style-name="ce35" table:formula="of:=[.I23]*[.H23]" office:value-type="float" office:value="0.001770822" calcext:value-type="float">
            <text:p>1.77E-03</text:p>
          </table:table-cell>
          <table:table-cell table:style-name="ce31" table:formula="of:=[.F23]/10" office:value-type="float" office:value="100" calcext:value-type="float">
            <text:p>100</text:p>
          </table:table-cell>
          <table:table-cell table:style-name="ce39" table:formula="of:=[.J23]" office:value-type="float" office:value="0.001770822" calcext:value-type="float" table:number-columns-spanned="1" table:number-rows-spanned="2">
            <text:p>1.77E-03</text:p>
          </table:table-cell>
          <table:table-cell table:style-name="ce39" table:formula="of:=[.J24]" office:value-type="float" office:value="0.00027669285" calcext:value-type="float" table:number-columns-spanned="1" table:number-rows-spanned="2">
            <text:p>2.77E-04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4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4]" office:value-type="float" office:value="1000" calcext:value-type="float">
            <text:p>1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4]*[.F24]*[.G24]/([.K24]*[.D24])*(2+[.K24])" office:value-type="float" office:value="127500000" calcext:value-type="float">
            <text:p>1.28E+08</text:p>
          </table:table-cell>
          <table:table-cell table:style-name="ce35" table:formula="of:=[.I24]*[.H24]" office:value-type="float" office:value="0.00027669285" calcext:value-type="float">
            <text:p>2.77E-04</text:p>
          </table:table-cell>
          <table:table-cell table:style-name="ce31" table:formula="of:=[.F24]/10" office:value-type="float" office:value="100" calcext:value-type="float">
            <text:p>100</text:p>
          </table:table-cell>
          <table:covered-table-cell table:number-columns-repeated="2" table:style-name="ce40"/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5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5]" office:value-type="float" office:value="2000" calcext:value-type="float">
            <text:p>2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5]*[.F25]*[.G25]/([.K25]*[.D25])*(2+[.K25])" office:value-type="float" office:value="8080000000" calcext:value-type="float">
            <text:p>8.08E+09</text:p>
          </table:table-cell>
          <table:table-cell table:style-name="ce35" table:formula="of:=[.I25]*[.H25]" office:value-type="float" office:value="0.014027688" calcext:value-type="float">
            <text:p>1.40E-02</text:p>
          </table:table-cell>
          <table:table-cell table:style-name="ce31" table:formula="of:=[.F25]/10" office:value-type="float" office:value="200" calcext:value-type="float">
            <text:p>200</text:p>
          </table:table-cell>
          <table:table-cell table:style-name="ce39" table:formula="of:=[.J25]" office:value-type="float" office:value="0.014027688" calcext:value-type="float" table:number-columns-spanned="1" table:number-rows-spanned="2">
            <text:p>1.40E-02</text:p>
          </table:table-cell>
          <table:table-cell table:style-name="ce39" table:formula="of:=[.J26]" office:value-type="float" office:value="0.0021918414" calcext:value-type="float" table:number-columns-spanned="1" table:number-rows-spanned="2">
            <text:p>2.19E-03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6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6]" office:value-type="float" office:value="2000" calcext:value-type="float">
            <text:p>2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6]*[.F26]*[.G26]/([.K26]*[.D26])*(2+[.K26])" office:value-type="float" office:value="1010000000" calcext:value-type="float">
            <text:p>1.01E+09</text:p>
          </table:table-cell>
          <table:table-cell table:style-name="ce35" table:formula="of:=[.I26]*[.H26]" office:value-type="float" office:value="0.0021918414" calcext:value-type="float">
            <text:p>2.19E-03</text:p>
          </table:table-cell>
          <table:table-cell table:style-name="ce31" table:formula="of:=[.F26]/10" office:value-type="float" office:value="200" calcext:value-type="float">
            <text:p>200</text:p>
          </table:table-cell>
          <table:covered-table-cell table:number-columns-repeated="2" table:style-name="ce40"/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7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7]" office:value-type="float" office:value="3000" calcext:value-type="float">
            <text:p>3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7]*[.F27]*[.G27]/([.K27]*[.D27])*(2+[.K27])" office:value-type="float" office:value="27180000000" calcext:value-type="float">
            <text:p>2.72E+10</text:p>
          </table:table-cell>
          <table:table-cell table:style-name="ce35" table:formula="of:=[.I27]*[.H27]" office:value-type="float" office:value="0.047187198" calcext:value-type="float">
            <text:p>4.72E-02</text:p>
          </table:table-cell>
          <table:table-cell table:style-name="ce31" table:formula="of:=[.F27]/10" office:value-type="float" office:value="300" calcext:value-type="float">
            <text:p>300</text:p>
          </table:table-cell>
          <table:table-cell table:style-name="ce39" table:formula="of:=[.J27]" office:value-type="float" office:value="0.047187198" calcext:value-type="float" table:number-columns-spanned="1" table:number-rows-spanned="2">
            <text:p>4.72E-02</text:p>
          </table:table-cell>
          <table:table-cell table:style-name="ce39" table:formula="of:=[.J28]" office:value-type="float" office:value="0.00737305065" calcext:value-type="float" table:number-columns-spanned="1" table:number-rows-spanned="2">
            <text:p>7.37E-03</text:p>
          </table:table-cell>
          <table:table-cell table:number-columns-repeated="16371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8]*[.F28]*[.G28]/([.K28]*[.D28])*(2+[.K28])" office:value-type="float" office:value="3397500000" calcext:value-type="float">
            <text:p>3.40E+09</text:p>
          </table:table-cell>
          <table:table-cell table:style-name="ce35" table:formula="of:=[.I28]*[.H28]" office:value-type="float" office:value="0.00737305065" calcext:value-type="float">
            <text:p>7.37E-03</text:p>
          </table:table-cell>
          <table:table-cell table:style-name="ce31" table:formula="of:=[.F28]/10" office:value-type="float" office:value="300" calcext:value-type="float">
            <text:p>300</text:p>
          </table:table-cell>
          <table:covered-table-cell table:number-columns-repeated="2" table:style-name="ce40"/>
          <table:table-cell table:number-columns-repeated="16371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" table:style-name="ta1">
        <table:shapes>
          <draw:frame draw:z-index="0" draw:style-name="gr1" draw:text-style-name="P1" svg:width="6.3031in" svg:height="3.5413in" svg:x="0.5169in" svg:y="5.3406in">
            <draw:object draw:notify-on-update-of-ranges="Ana.F2:Ana.F4 Ana.J2:Ana.J4 Ana.F5:Ana.F7 Ana.J5:Ana.J7 Ana.F8:Ana.F10 Ana.J8:Ana.J10 Ana.F11:Ana.F13 Ana.J11:Ana.J13 Ana.F14:Ana.F16 Ana.J14:Ana.J16 Ana.F17:Ana.F19 Ana.J17:Ana.J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table:style-name="ce28" office:value-type="string" calcext:value-type="string">
            <text:p>PC</text:p>
          </table:table-cell>
          <table:table-cell table:style-name="ce28" office:value-type="string" calcext:value-type="string">
            <text:p>Foo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Threads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k</text:p>
          </table:table-cell>
          <table:table-cell table:style-name="ce32" office:value-type="string" calcext:value-type="string">
            <text:p>tc</text:p>
          </table:table-cell>
          <table:table-cell table:style-name="ce32" office:value-type="string" calcext:value-type="string">
            <text:p>nFlop</text:p>
          </table:table-cell>
          <table:table-cell table:style-name="ce32" office:value-type="string" calcext:value-type="string">
            <text:p>Tiempo</text:p>
          </table:table-cell>
          <table:table-cell table:style-name="ce28" office:value-type="string" calcext:value-type="string">
            <text:p>blk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2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2]-1" office:value-type="float" office:value="999" calcext:value-type="float">
            <text:p>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2]*[.F2]*([.G2]+2)" office:value-type="float" office:value="1002001000" calcext:value-type="float">
            <text:p>1.00E+09</text:p>
          </table:table-cell>
          <table:table-cell table:style-name="ce33" table:formula="of:=[.I2]*[.H2]" office:value-type="float" office:value="0.040403686323" calcext:value-type="float">
            <text:p>4.04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3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3]-1" office:value-type="float" office:value="1999" calcext:value-type="float">
            <text:p>1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3]*[.F3]*([.G3]+2)" office:value-type="float" office:value="8008002000" calcext:value-type="float">
            <text:p>8.01E+09</text:p>
          </table:table-cell>
          <table:table-cell table:style-name="ce33" table:formula="of:=[.I3]*[.H3]" office:value-type="float" office:value="0.322906664646" calcext:value-type="float">
            <text:p>3.23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4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4]-1" office:value-type="float" office:value="2999" calcext:value-type="float">
            <text:p>2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4]*[.F4]*([.G4]+2)" office:value-type="float" office:value="27018003000" calcext:value-type="float">
            <text:p>2.70E+10</text:p>
          </table:table-cell>
          <table:table-cell table:style-name="ce33" table:formula="of:=[.I4]*[.H4]" office:value-type="float" office:value="1.089446934969" calcext:value-type="float">
            <text:p>1.09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5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5]-1" office:value-type="float" office:value="999" calcext:value-type="float">
            <text:p>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5]*[.F5]*([.G5]+2)" office:value-type="float" office:value="1002001000" calcext:value-type="float">
            <text:p>1.00E+09</text:p>
          </table:table-cell>
          <table:table-cell table:style-name="ce33" table:formula="of:=[.I5]*[.H5]" office:value-type="float" office:value="0.0202016427613" calcext:value-type="float">
            <text:p>2.02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6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6]-1" office:value-type="float" office:value="1999" calcext:value-type="float">
            <text:p>1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6]*[.F6]*([.G6]+2)" office:value-type="float" office:value="8008002000" calcext:value-type="float">
            <text:p>8.01E+09</text:p>
          </table:table-cell>
          <table:table-cell table:style-name="ce33" table:formula="of:=[.I6]*[.H6]" office:value-type="float" office:value="0.1614517307226" calcext:value-type="float">
            <text:p>1.61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7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7]-1" office:value-type="float" office:value="2999" calcext:value-type="float">
            <text:p>2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7]*[.F7]*([.G7]+2)" office:value-type="float" office:value="27018003000" calcext:value-type="float">
            <text:p>2.70E+10</text:p>
          </table:table-cell>
          <table:table-cell table:style-name="ce33" table:formula="of:=[.I7]*[.H7]" office:value-type="float" office:value="0.5447180638839" calcext:value-type="float">
            <text:p>5.45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8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8]-1" office:value-type="float" office:value="999" calcext:value-type="float">
            <text:p>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8]*[.F8]*([.G8]+2)" office:value-type="float" office:value="1002001000" calcext:value-type="float">
            <text:p>1.00E+09</text:p>
          </table:table-cell>
          <table:table-cell table:style-name="ce33" table:formula="of:=[.I8]*[.H8]" office:value-type="float" office:value="0.0017395739361" calcext:value-type="float">
            <text:p>1.74E-0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9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9]-1" office:value-type="float" office:value="1999" calcext:value-type="float">
            <text:p>1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9]*[.F9]*([.G9]+2)" office:value-type="float" office:value="8008002000" calcext:value-type="float">
            <text:p>8.01E+09</text:p>
          </table:table-cell>
          <table:table-cell table:style-name="ce33" table:formula="of:=[.I9]*[.H9]" office:value-type="float" office:value="0.0139026922722" calcext:value-type="float">
            <text:p>1.39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0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0]-1" office:value-type="float" office:value="2999" calcext:value-type="float">
            <text:p>2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10]*[.F10]*([.G10]+2)" office:value-type="float" office:value="27018003000" calcext:value-type="float">
            <text:p>2.70E+10</text:p>
          </table:table-cell>
          <table:table-cell table:style-name="ce33" table:formula="of:=[.I10]*[.H10]" office:value-type="float" office:value="0.0469059550083" calcext:value-type="float">
            <text:p>4.69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1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1]-1" office:value-type="float" office:value="999" calcext:value-type="float">
            <text:p>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1]*[.F11]*([.G11]+2)" office:value-type="float" office:value="1002001000" calcext:value-type="float">
            <text:p>1.00E+09</text:p>
          </table:table-cell>
          <table:table-cell table:style-name="ce33" table:formula="of:=[.I11]*[.H11]" office:value-type="float" office:value="0.00217448245014" calcext:value-type="float">
            <text:p>2.17E-0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2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2]-1" office:value-type="float" office:value="1999" calcext:value-type="float">
            <text:p>1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2]*[.F12]*([.G12]+2)" office:value-type="float" office:value="8008002000" calcext:value-type="float">
            <text:p>8.01E+09</text:p>
          </table:table-cell>
          <table:table-cell table:style-name="ce33" table:formula="of:=[.I12]*[.H12]" office:value-type="float" office:value="0.01737848546028" calcext:value-type="float">
            <text:p>1.74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3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3]-1" office:value-type="float" office:value="2999" calcext:value-type="float">
            <text:p>2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3]*[.F13]*([.G13]+2)" office:value-type="float" office:value="27018003000" calcext:value-type="float">
            <text:p>2.70E+10</text:p>
          </table:table-cell>
          <table:table-cell table:style-name="ce33" table:formula="of:=[.I13]*[.H13]" office:value-type="float" office:value="0.05863284903042" calcext:value-type="float">
            <text:p>5.86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4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4]-1" office:value-type="float" office:value="999" calcext:value-type="float">
            <text:p>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4]*[.F14]*([.G14]+2)" office:value-type="float" office:value="1002001000" calcext:value-type="float">
            <text:p>1.00E+09</text:p>
          </table:table-cell>
          <table:table-cell table:style-name="ce33" table:formula="of:=[.I14]*[.H14]" office:value-type="float" office:value="0.052187218083" calcext:value-type="float">
            <text:p>5.22E-02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" table:formula="of:=AVERAGE([.J14:.J16])" office:value-type="float" office:value="0.625482212166" calcext:value-type="float">
            <text:p>6.25E-01</text:p>
          </table:table-cell>
          <table:table-cell table:formula="of:=[.M14]/[.M15]" office:value-type="float" office:value="7.99996927992136" calcext:value-type="float">
            <text:p>7.99996927992136</text:p>
          </table:table-cell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5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5]-1" office:value-type="float" office:value="1999" calcext:value-type="float">
            <text:p>1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5]*[.F15]*([.G15]+2)" office:value-type="float" office:value="8008002000" calcext:value-type="float">
            <text:p>8.01E+09</text:p>
          </table:table-cell>
          <table:table-cell table:style-name="ce33" table:formula="of:=[.I15]*[.H15]" office:value-type="float" office:value="0.417080768166" calcext:value-type="float">
            <text:p>4.17E-01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" table:formula="of:=AVERAGE([.J17:.J19])" office:value-type="float" office:value="0.0781855767541333" calcext:value-type="float">
            <text:p>7.82E-02</text:p>
          </table:table-cell>
          <table:table-cell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6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6]-1" office:value-type="float" office:value="2999" calcext:value-type="float">
            <text:p>2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6]*[.F16]*([.G16]+2)" office:value-type="float" office:value="27018003000" calcext:value-type="float">
            <text:p>2.70E+10</text:p>
          </table:table-cell>
          <table:table-cell table:style-name="ce33" table:formula="of:=[.I16]*[.H16]" office:value-type="float" office:value="1.407178650249" calcext:value-type="float">
            <text:p>1.41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7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7]-1" office:value-type="float" office:value="999" calcext:value-type="float">
            <text:p>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7]*[.F17]*([.G17]+2)" office:value-type="float" office:value="1002001000" calcext:value-type="float">
            <text:p>1.00E+09</text:p>
          </table:table-cell>
          <table:table-cell table:style-name="ce33" table:formula="of:=[.I17]*[.H17]" office:value-type="float" office:value="0.0065234273104" calcext:value-type="float">
            <text:p>6.52E-0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8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8]-1" office:value-type="float" office:value="1999" calcext:value-type="float">
            <text:p>1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8]*[.F18]*([.G18]+2)" office:value-type="float" office:value="8008002000" calcext:value-type="float">
            <text:p>8.01E+09</text:p>
          </table:table-cell>
          <table:table-cell table:style-name="ce33" table:formula="of:=[.I18]*[.H18]" office:value-type="float" office:value="0.0521352962208" calcext:value-type="float">
            <text:p>5.21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9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9]-1" office:value-type="float" office:value="2999" calcext:value-type="float">
            <text:p>2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9]*[.F19]*([.G19]+2)" office:value-type="float" office:value="27018003000" calcext:value-type="float">
            <text:p>2.70E+10</text:p>
          </table:table-cell>
          <table:table-cell table:style-name="ce33" table:formula="of:=[.I19]*[.H19]" office:value-type="float" office:value="0.1758980067312" calcext:value-type="float">
            <text:p>1.76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0]+1" office:value-type="float" office:value="1001" calcext:value-type="float">
            <text:p>1001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formula="of:=[.F20]-1" office:value-type="float" office:value="999" calcext:value-type="float">
            <text:p>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0]*[.F20]*([.G20]+2)" office:value-type="float" office:value="1002001000" calcext:value-type="float">
            <text:p>1.00E+09</text:p>
          </table:table-cell>
          <table:table-cell table:style-name="ce34" table:formula="of:=[.I20]*[.H20]" office:value-type="float" office:value="0.00217448245014" calcext:value-type="float">
            <text:p>2.17E-03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1]+1" office:value-type="float" office:value="2001" calcext:value-type="float">
            <text:p>2001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table:formula="of:=[.F21]-1" office:value-type="float" office:value="1999" calcext:value-type="float">
            <text:p>1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1]*[.F21]*([.G21]+2)" office:value-type="float" office:value="8008002000" calcext:value-type="float">
            <text:p>8.01E+09</text:p>
          </table:table-cell>
          <table:table-cell table:style-name="ce34" table:formula="of:=[.I21]*[.H21]" office:value-type="float" office:value="0.01737848546028" calcext:value-type="float">
            <text:p>1.74E-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2]+1" office:value-type="float" office:value="3001" calcext:value-type="float">
            <text:p>3001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table:formula="of:=[.F22]-1" office:value-type="float" office:value="2999" calcext:value-type="float">
            <text:p>2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2]*[.F22]*([.G22]+2)" office:value-type="float" office:value="27018003000" calcext:value-type="float">
            <text:p>2.70E+10</text:p>
          </table:table-cell>
          <table:table-cell table:style-name="ce34" table:formula="of:=[.I22]*[.H22]" office:value-type="float" office:value="0.05863284903042" calcext:value-type="float">
            <text:p>5.86E-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3]*[.F23]*([.G23]+2)" office:value-type="float" office:value="1002000000" calcext:value-type="float">
            <text:p>1.00E+09</text:p>
          </table:table-cell>
          <table:table-cell table:style-name="ce35" table:formula="of:=[.I23]*[.H23]" office:value-type="float" office:value="0.0017395722" calcext:value-type="float">
            <text:p>1.74E-03</text:p>
          </table:table-cell>
          <table:table-cell table:style-name="ce31" table:formula="of:=[.F23]/10" office:value-type="float" office:value="100" calcext:value-type="float">
            <text:p>100</text:p>
          </table:table-cell>
          <table:table-cell/>
          <table:table-cell table:style-name="ce1" table:formula="of:=AVERAGE([.J23:.J25])" office:value-type="float" office:value="0.0208494036" calcext:value-type="float">
            <text:p>2.08E-02</text:p>
          </table:table-cell>
          <table:table-cell table:formula="of:=[.M23]/[.M24]" office:value-type="float" office:value="0.799994470402831" calcext:value-type="float">
            <text:p>0.799994470402831</text:p>
          </table:table-cell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4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4]" office:value-type="float" office:value="2000" calcext:value-type="float">
            <text:p>2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4]*[.F24]*([.G24]+2)" office:value-type="float" office:value="8008000000" calcext:value-type="float">
            <text:p>8.01E+09</text:p>
          </table:table-cell>
          <table:table-cell table:style-name="ce35" table:formula="of:=[.I24]*[.H24]" office:value-type="float" office:value="0.0139026888" calcext:value-type="float">
            <text:p>1.39E-02</text:p>
          </table:table-cell>
          <table:table-cell table:style-name="ce31" table:formula="of:=[.F24]/10" office:value-type="float" office:value="200" calcext:value-type="float">
            <text:p>200</text:p>
          </table:table-cell>
          <table:table-cell/>
          <table:table-cell table:style-name="ce1" table:formula="of:=AVERAGE([.J26:.J28])" office:value-type="float" office:value="0.02606193464" calcext:value-type="float">
            <text:p>2.61E-02</text:p>
          </table:table-cell>
          <table:table-cell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5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5]" office:value-type="float" office:value="3000" calcext:value-type="float">
            <text:p>3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5]*[.F25]*([.G25]+2)" office:value-type="float" office:value="27018000000" calcext:value-type="float">
            <text:p>2.70E+10</text:p>
          </table:table-cell>
          <table:table-cell table:style-name="ce35" table:formula="of:=[.I25]*[.H25]" office:value-type="float" office:value="0.0469059498" calcext:value-type="float">
            <text:p>4.69E-02</text:p>
          </table:table-cell>
          <table:table-cell table:style-name="ce31" table:formula="of:=[.F25]/10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6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6]" office:value-type="float" office:value="1000" calcext:value-type="float">
            <text:p>1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6]*[.F26]*([.G26]+2)" office:value-type="float" office:value="1002000000" calcext:value-type="float">
            <text:p>1.00E+09</text:p>
          </table:table-cell>
          <table:table-cell table:style-name="ce35" table:formula="of:=[.I26]*[.H26]" office:value-type="float" office:value="0.00217448028" calcext:value-type="float">
            <text:p>2.17E-03</text:p>
          </table:table-cell>
          <table:table-cell table:style-name="ce31" table:formula="of:=[.F26]/1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7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7]" office:value-type="float" office:value="2000" calcext:value-type="float">
            <text:p>2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7]*[.F27]*([.G27]+2)" office:value-type="float" office:value="8008000000" calcext:value-type="float">
            <text:p>8.01E+09</text:p>
          </table:table-cell>
          <table:table-cell table:style-name="ce35" table:formula="of:=[.I27]*[.H27]" office:value-type="float" office:value="0.01737848112" calcext:value-type="float">
            <text:p>1.74E-02</text:p>
          </table:table-cell>
          <table:table-cell table:style-name="ce31" table:formula="of:=[.F27]/10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8]*[.F28]*([.G28]+2)" office:value-type="float" office:value="27018000000" calcext:value-type="float">
            <text:p>2.70E+10</text:p>
          </table:table-cell>
          <table:table-cell table:style-name="ce35" table:formula="of:=[.I28]*[.H28]" office:value-type="float" office:value="0.05863284252" calcext:value-type="float">
            <text:p>5.86E-02</text:p>
          </table:table-cell>
          <table:table-cell table:style-name="ce31" table:formula="of:=[.F28]/10" office:value-type="float" office:value="300" calcext:value-type="float">
            <text:p>300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frame draw:z-index="1" draw:style-name="gr2" draw:text-style-name="P2" svg:width="6.3031in" svg:height="3.5413in" svg:x="0.8787in" svg:y="0.0004in">
              <draw:object draw:notify-on-update-of-ranges="Ana.F8:Ana.F10 Ana.J8:Ana.J10 Ana.F11:Ana.F13 Ana.J11:Ana.J13 Ana.F17:Ana.F19 Ana.J17:Ana.J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14"/>
        </table:table-row>
        <table:table-row table:style-name="ro1">
          <table:table-cell>
            <draw:frame draw:z-index="2" draw:style-name="gr2" draw:text-style-name="P2" svg:width="6.3031in" svg:height="3.5413in" svg:x="0.5016in" svg:y="0in">
              <draw:object draw:notify-on-update-of-ranges="Ana.F23:Ana.F25 Ana.J23:Ana.J25 Ana.F26:Ana.F28 Ana.J26:Ana.J2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Emp" table:style-name="ta1"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5" table:number-columns-repeated="3" table:default-cell-style-name="Default"/>
        <table:table-column table:style-name="co23" table:default-cell-style-name="Default"/>
        <table:table-column table:style-name="co8" table:number-columns-repeated="3" table:default-cell-style-name="Default"/>
        <table:table-column table:style-name="co24" table:default-cell-style-name="Default"/>
        <table:table-column table:style-name="co11" table:number-columns-repeated="6" table:default-cell-style-name="Default"/>
        <table:table-row table:style-name="ro1">
          <table:table-cell table:style-name="ce28" office:value-type="string" calcext:value-type="string">
            <text:p>PC</text:p>
          </table:table-cell>
          <table:table-cell table:style-name="ce28" office:value-type="string" calcext:value-type="string">
            <text:p>Foo</text:p>
          </table:table-cell>
          <table:table-cell table:style-name="ce28" office:value-type="string" calcext:value-type="string">
            <text:p>Tipo</text:p>
          </table:table-cell>
          <table:table-cell table:style-name="ce28" office:value-type="string" calcext:value-type="string">
            <text:p>Threads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m</text:p>
          </table:table-cell>
          <table:table-cell table:style-name="ce28" office:value-type="string" calcext:value-type="string">
            <text:p>k</text:p>
          </table:table-cell>
          <table:table-cell table:style-name="ce32" office:value-type="string" calcext:value-type="string">
            <text:p>tc</text:p>
          </table:table-cell>
          <table:table-cell table:style-name="ce32" office:value-type="string" calcext:value-type="string">
            <text:p>nFlop</text:p>
          </table:table-cell>
          <table:table-cell table:style-name="ce32" office:value-type="string" calcext:value-type="string">
            <text:p>IccO0</text:p>
          </table:table-cell>
          <table:table-cell table:style-name="ce32" office:value-type="string" calcext:value-type="string">
            <text:p>IccO3</text:p>
          </table:table-cell>
          <table:table-cell table:style-name="ce28" office:value-type="string" calcext:value-type="string">
            <text:p>blk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2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2]-1" office:value-type="float" office:value="999" calcext:value-type="float">
            <text:p>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2]*[.F2]/[.D2]*([.G2]+2)" office:value-type="float" office:value="1002001000" calcext:value-type="float">
            <text:p>1.00E+09</text:p>
          </table:table-cell>
          <table:table-cell table:style-name="ce33" office:value-type="float" office:value="3.92045" calcext:value-type="float">
            <text:p>3.92E+00</text:p>
          </table:table-cell>
          <table:table-cell table:style-name="ce33" office:value-type="float" office:value="0.601172" calcext:value-type="float">
            <text:p>6.01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3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3]-1" office:value-type="float" office:value="1999" calcext:value-type="float">
            <text:p>1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3]*[.F3]/[.D3]*([.G3]+2)" office:value-type="float" office:value="8008002000" calcext:value-type="float">
            <text:p>8.01E+09</text:p>
          </table:table-cell>
          <table:table-cell table:style-name="ce33" office:value-type="float" office:value="30.9193" calcext:value-type="float">
            <text:p>3.09E+01</text:p>
          </table:table-cell>
          <table:table-cell table:style-name="ce33" office:value-type="float" office:value="4.47876" calcext:value-type="float">
            <text:p>4.48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4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4]-1" office:value-type="float" office:value="2999" calcext:value-type="float">
            <text:p>2999</text:p>
          </table:table-cell>
          <table:table-cell table:style-name="ce33" table:formula="of:=4.0323*POWER(10; -11)" office:value-type="float" office:value="0.000000000040323" calcext:value-type="float">
            <text:p>4.03E-11</text:p>
          </table:table-cell>
          <table:table-cell table:style-name="ce33" table:formula="of:=[.E4]*[.F4]/[.D4]*([.G4]+2)" office:value-type="float" office:value="27018003000" calcext:value-type="float">
            <text:p>2.70E+10</text:p>
          </table:table-cell>
          <table:table-cell table:style-name="ce33" office:value-type="float" office:value="104.149" calcext:value-type="float">
            <text:p>1.04E+02</text:p>
          </table:table-cell>
          <table:table-cell table:style-name="ce33" office:value-type="float" office:value="15.9972" calcext:value-type="float">
            <text:p>1.60E+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5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5]-1" office:value-type="float" office:value="999" calcext:value-type="float">
            <text:p>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5]*[.F5]/[.D5]*([.G5]+2)" office:value-type="float" office:value="501000500" calcext:value-type="float">
            <text:p>5.01E+08</text:p>
          </table:table-cell>
          <table:table-cell table:style-name="ce33" office:value-type="float" office:value="2.07663" calcext:value-type="float">
            <text:p>2.08E+00</text:p>
          </table:table-cell>
          <table:table-cell table:style-name="ce33" office:value-type="float" office:value="0.467559" calcext:value-type="float">
            <text:p>4.68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6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6]-1" office:value-type="float" office:value="1999" calcext:value-type="float">
            <text:p>1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6]*[.F6]/[.D6]*([.G6]+2)" office:value-type="float" office:value="4004001000" calcext:value-type="float">
            <text:p>4.00E+09</text:p>
          </table:table-cell>
          <table:table-cell table:style-name="ce33" office:value-type="float" office:value="25.5578" calcext:value-type="float">
            <text:p>2.56E+01</text:p>
          </table:table-cell>
          <table:table-cell table:style-name="ce33" office:value-type="float" office:value="3.18711" calcext:value-type="float">
            <text:p>3.19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i3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formula="of:=[.F7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7]-1" office:value-type="float" office:value="2999" calcext:value-type="float">
            <text:p>2999</text:p>
          </table:table-cell>
          <table:table-cell table:style-name="ce33" table:formula="of:=2.01613*POWER(10; -11)" office:value-type="float" office:value="0.0000000000201613" calcext:value-type="float">
            <text:p>2.02E-11</text:p>
          </table:table-cell>
          <table:table-cell table:style-name="ce33" table:formula="of:=[.E7]*[.F7]/[.D7]*([.G7]+2)" office:value-type="float" office:value="13509001500" calcext:value-type="float">
            <text:p>1.35E+10</text:p>
          </table:table-cell>
          <table:table-cell table:style-name="ce33" office:value-type="float" office:value="53.3643" calcext:value-type="float">
            <text:p>5.34E+01</text:p>
          </table:table-cell>
          <table:table-cell table:style-name="ce33" office:value-type="float" office:value="11.8693" calcext:value-type="float">
            <text:p>1.19E+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8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8]-1" office:value-type="float" office:value="999" calcext:value-type="float">
            <text:p>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8]*[.F8]/[.D8]*([.G8]+2)" office:value-type="float" office:value="1002001000" calcext:value-type="float">
            <text:p>1.00E+09</text:p>
          </table:table-cell>
          <table:table-cell table:style-name="ce33" office:value-type="float" office:value="2.55021" calcext:value-type="float">
            <text:p>2.55E+00</text:p>
          </table:table-cell>
          <table:table-cell table:style-name="ce33" office:value-type="float" office:value="0.14099" calcext:value-type="float">
            <text:p>1.41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9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9]-1" office:value-type="float" office:value="1999" calcext:value-type="float">
            <text:p>1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9]*[.F9]/[.D9]*([.G9]+2)" office:value-type="float" office:value="8008002000" calcext:value-type="float">
            <text:p>8.01E+09</text:p>
          </table:table-cell>
          <table:table-cell table:style-name="ce33" office:value-type="float" office:value="20.6225" calcext:value-type="float">
            <text:p>2.06E+01</text:p>
          </table:table-cell>
          <table:table-cell table:style-name="ce33" office:value-type="float" office:value="2.90934" calcext:value-type="float">
            <text:p>2.91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0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0]-1" office:value-type="float" office:value="2999" calcext:value-type="float">
            <text:p>2999</text:p>
          </table:table-cell>
          <table:table-cell table:style-name="ce33" table:formula="of:=1.7361*POWER(10; -12)" office:value-type="float" office:value="0.0000000000017361" calcext:value-type="float">
            <text:p>1.74E-12</text:p>
          </table:table-cell>
          <table:table-cell table:style-name="ce33" table:formula="of:=[.E10]*[.F10]/[.D10]*([.G10]+2)" office:value-type="float" office:value="27018003000" calcext:value-type="float">
            <text:p>2.70E+10</text:p>
          </table:table-cell>
          <table:table-cell table:style-name="ce33" office:value-type="float" office:value="69.9707" calcext:value-type="float">
            <text:p>7.00E+01</text:p>
          </table:table-cell>
          <table:table-cell table:style-name="ce33" office:value-type="float" office:value="9.60528" calcext:value-type="float">
            <text:p>9.61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1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1]-1" office:value-type="float" office:value="999" calcext:value-type="float">
            <text:p>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1]*[.F11]/[.D11]*([.G11]+2)" office:value-type="float" office:value="125250125" calcext:value-type="float">
            <text:p>1.25E+08</text:p>
          </table:table-cell>
          <table:table-cell table:style-name="ce33" office:value-type="float" office:value="0.344029" calcext:value-type="float">
            <text:p>3.44E-01</text:p>
          </table:table-cell>
          <table:table-cell table:style-name="ce33" office:value-type="float" office:value="0.0272094" calcext:value-type="float">
            <text:p>2.72E-0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2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2]-1" office:value-type="float" office:value="1999" calcext:value-type="float">
            <text:p>1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2]*[.F12]/[.D12]*([.G12]+2)" office:value-type="float" office:value="1001000250" calcext:value-type="float">
            <text:p>1.00E+09</text:p>
          </table:table-cell>
          <table:table-cell table:style-name="ce33" office:value-type="float" office:value="2.75589" calcext:value-type="float">
            <text:p>2.76E+00</text:p>
          </table:table-cell>
          <table:table-cell table:style-name="ce33" office:value-type="float" office:value="0.746803" calcext:value-type="float">
            <text:p>7.47E-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yze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3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3]-1" office:value-type="float" office:value="2999" calcext:value-type="float">
            <text:p>2999</text:p>
          </table:table-cell>
          <table:table-cell table:style-name="ce33" table:formula="of:=2.17014*POWER(10; -12)" office:value-type="float" office:value="0.00000000000217014" calcext:value-type="float">
            <text:p>2.17E-12</text:p>
          </table:table-cell>
          <table:table-cell table:style-name="ce33" table:formula="of:=[.E13]*[.F13]/[.D13]*([.G13]+2)" office:value-type="float" office:value="3377250375" calcext:value-type="float">
            <text:p>3.38E+09</text:p>
          </table:table-cell>
          <table:table-cell table:style-name="ce33" office:value-type="float" office:value="9.4508" calcext:value-type="float">
            <text:p>9.45E+00</text:p>
          </table:table-cell>
          <table:table-cell table:style-name="ce33" office:value-type="float" office:value="2.72924" calcext:value-type="float">
            <text:p>2.73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4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4]-1" office:value-type="float" office:value="999" calcext:value-type="float">
            <text:p>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4]*[.F14]/[.D14]*([.G14]+2)" office:value-type="float" office:value="1002001000" calcext:value-type="float">
            <text:p>1.00E+09</text:p>
          </table:table-cell>
          <table:table-cell table:style-name="ce33" office:value-type="float" office:value="6.7747" calcext:value-type="float">
            <text:p>6.77E+00</text:p>
          </table:table-cell>
          <table:table-cell table:style-name="ce33" office:value-type="float" office:value="0.661624" calcext:value-type="float">
            <text:p>6.62E-01</text:p>
          </table:table-cell>
          <table:table-cell table:style-name="ce29" office:value-type="float" office:value="1" calcext:value-type="float">
            <text:p>1</text:p>
          </table:table-cell>
          <table:table-cell table:style-name="ce1" table:formula="of:=AVERAGE([.J14:.J16])" office:value-type="float" office:value="83.0861333333333" calcext:value-type="float">
            <text:p>8.31E+01</text:p>
          </table:table-cell>
          <table:table-cell table:formula="of:=[.M14]/[.M15]" office:value-type="float" office:value="7.81400235199033" calcext:value-type="float">
            <text:p>7.81400235199033</text:p>
          </table:table-cell>
          <table:table-cell table:style-name="ce1" table:formula="of:=AVERAGE([.K14:.K16])" office:value-type="float" office:value="13.190048" calcext:value-type="float">
            <text:p>1.32E+01</text:p>
          </table:table-cell>
          <table:table-cell table:formula="of:=[.O14]/[.O15]" office:value-type="float" office:value="3.52199359955425" calcext:value-type="float">
            <text:p>3.52199359955425</text:p>
          </table:table-cell>
          <table:table-cell table:number-columns-repeated="2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5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5]-1" office:value-type="float" office:value="1999" calcext:value-type="float">
            <text:p>1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5]*[.F15]/[.D15]*([.G15]+2)" office:value-type="float" office:value="8008002000" calcext:value-type="float">
            <text:p>8.01E+09</text:p>
          </table:table-cell>
          <table:table-cell table:style-name="ce33" office:value-type="float" office:value="55.5177" calcext:value-type="float">
            <text:p>5.55E+01</text:p>
          </table:table-cell>
          <table:table-cell table:style-name="ce33" office:value-type="float" office:value="7.60962" calcext:value-type="float">
            <text:p>7.61E+00</text:p>
          </table:table-cell>
          <table:table-cell table:style-name="ce29" office:value-type="float" office:value="1" calcext:value-type="float">
            <text:p>1</text:p>
          </table:table-cell>
          <table:table-cell table:style-name="ce1" table:formula="of:=AVERAGE([.J17:.J19])" office:value-type="float" office:value="10.6329803333333" calcext:value-type="float">
            <text:p>1.06E+01</text:p>
          </table:table-cell>
          <table:table-cell/>
          <table:table-cell table:style-name="ce1" table:formula="of:=AVERAGE([.K17:.K19])" office:value-type="float" office:value="3.74505166666667" calcext:value-type="float">
            <text:p>3.75E+00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Secuencial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formula="of:=[.F16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6]-1" office:value-type="float" office:value="2999" calcext:value-type="float">
            <text:p>2999</text:p>
          </table:table-cell>
          <table:table-cell table:style-name="ce33" table:formula="of:=5.2083*POWER(10; -11)" office:value-type="float" office:value="0.000000000052083" calcext:value-type="float">
            <text:p>5.21E-11</text:p>
          </table:table-cell>
          <table:table-cell table:style-name="ce33" table:formula="of:=[.E16]*[.F16]/[.D16]*([.G16]+2)" office:value-type="float" office:value="27018003000" calcext:value-type="float">
            <text:p>2.70E+10</text:p>
          </table:table-cell>
          <table:table-cell table:style-name="ce33" office:value-type="float" office:value="186.966" calcext:value-type="float">
            <text:p>1.87E+02</text:p>
          </table:table-cell>
          <table:table-cell table:style-name="ce33" office:value-type="float" office:value="31.2989" calcext:value-type="float">
            <text:p>3.13E+0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7]+1" office:value-type="float" office:value="1001" calcext:value-type="float">
            <text:p>1001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table:formula="of:=[.F17]-1" office:value-type="float" office:value="999" calcext:value-type="float">
            <text:p>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7]*[.F17]/[.D17]*([.G17]+2)" office:value-type="float" office:value="125250125" calcext:value-type="float">
            <text:p>1.25E+08</text:p>
          </table:table-cell>
          <table:table-cell table:style-name="ce33" office:value-type="float" office:value="0.857141" calcext:value-type="float">
            <text:p>8.57E-01</text:p>
          </table:table-cell>
          <table:table-cell table:style-name="ce33" office:value-type="float" office:value="0.101605" calcext:value-type="float">
            <text:p>1.02E-01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" table:formula="of:=AVERAGE([.J20:.J22])" office:value-type="float" office:value="7.054801" calcext:value-type="float">
            <text:p>7.05E+00</text:p>
          </table:table-cell>
          <table:table-cell table:formula="of:=[.N17]/[.N18]" office:value-type="float" office:value="6.07067567249726" calcext:value-type="float">
            <text:p>6.07067567249726</text:p>
          </table:table-cell>
          <table:table-cell table:number-columns-repeated="3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8]+1" office:value-type="float" office:value="2001" calcext:value-type="float">
            <text:p>2001</text:p>
          </table:table-cell>
          <table:table-cell table:style-name="ce29" office:value-type="float" office:value="2000" calcext:value-type="float">
            <text:p>2000</text:p>
          </table:table-cell>
          <table:table-cell table:style-name="ce29" table:formula="of:=[.F18]-1" office:value-type="float" office:value="1999" calcext:value-type="float">
            <text:p>1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8]*[.F18]/[.D18]*([.G18]+2)" office:value-type="float" office:value="1001000250" calcext:value-type="float">
            <text:p>1.00E+09</text:p>
          </table:table-cell>
          <table:table-cell table:style-name="ce33" office:value-type="float" office:value="6.9827" calcext:value-type="float">
            <text:p>6.98E+00</text:p>
          </table:table-cell>
          <table:table-cell table:style-name="ce33" office:value-type="float" office:value="2.5976" calcext:value-type="float">
            <text:p>2.60E+00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1" table:formula="of:=AVERAGE([.K20:.K22])" office:value-type="float" office:value="1.16211133333333" calcext:value-type="float">
            <text:p>1.16E+00</text:p>
          </table:table-cell>
          <table:table-cell table:number-columns-repeated="4"/>
        </table:table-row>
        <table:table-row table:style-name="ro1">
          <table:table-cell table:style-name="ce29" office:value-type="string" calcext:value-type="string">
            <text:p>Xeon</text:p>
          </table:table-cell>
          <table:table-cell table:style-name="ce29" office:value-type="string" calcext:value-type="string">
            <text:p>MyDGEMM</text:p>
          </table:table-cell>
          <table:table-cell table:style-name="ce29" office:value-type="string" calcext:value-type="string">
            <text:p>Paralelo</text:p>
          </table:table-cell>
          <table:table-cell table:style-name="ce29" office:value-type="float" office:value="8" calcext:value-type="float">
            <text:p>8</text:p>
          </table:table-cell>
          <table:table-cell table:style-name="ce29" table:formula="of:=[.F19]+1" office:value-type="float" office:value="3001" calcext:value-type="float">
            <text:p>3001</text:p>
          </table:table-cell>
          <table:table-cell table:style-name="ce29" office:value-type="float" office:value="3000" calcext:value-type="float">
            <text:p>3000</text:p>
          </table:table-cell>
          <table:table-cell table:style-name="ce29" table:formula="of:=[.F19]-1" office:value-type="float" office:value="2999" calcext:value-type="float">
            <text:p>2999</text:p>
          </table:table-cell>
          <table:table-cell table:style-name="ce33" table:formula="of:=6.5104*POWER(10; -12)" office:value-type="float" office:value="0.0000000000065104" calcext:value-type="float">
            <text:p>6.51E-12</text:p>
          </table:table-cell>
          <table:table-cell table:style-name="ce33" table:formula="of:=[.E19]*[.F19]/[.D19]*([.G19]+2)" office:value-type="float" office:value="3377250375" calcext:value-type="float">
            <text:p>3.38E+09</text:p>
          </table:table-cell>
          <table:table-cell table:style-name="ce33" office:value-type="float" office:value="24.0591" calcext:value-type="float">
            <text:p>2.41E+01</text:p>
          </table:table-cell>
          <table:table-cell table:style-name="ce33" office:value-type="float" office:value="8.53595" calcext:value-type="float">
            <text:p>8.54E+0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0]+1" office:value-type="float" office:value="1001" calcext:value-type="float">
            <text:p>1001</text:p>
          </table:table-cell>
          <table:table-cell table:style-name="ce30" office:value-type="float" office:value="1000" calcext:value-type="float">
            <text:p>1000</text:p>
          </table:table-cell>
          <table:table-cell table:style-name="ce30" table:formula="of:=[.F20]-1" office:value-type="float" office:value="999" calcext:value-type="float">
            <text:p>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0]/[.D20]*[.F20]*([.G20]+2)" office:value-type="float" office:value="125250125" calcext:value-type="float">
            <text:p>1.25E+08</text:p>
          </table:table-cell>
          <table:table-cell table:style-name="ce34" office:value-type="float" office:value="0.584983" calcext:value-type="float">
            <text:p>5.85E-01</text:p>
          </table:table-cell>
          <table:table-cell table:style-name="ce34" office:value-type="float" office:value="0.02661" calcext:value-type="float">
            <text:p>2.66E-0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1]+1" office:value-type="float" office:value="2001" calcext:value-type="float">
            <text:p>2001</text:p>
          </table:table-cell>
          <table:table-cell table:style-name="ce30" office:value-type="float" office:value="2000" calcext:value-type="float">
            <text:p>2000</text:p>
          </table:table-cell>
          <table:table-cell table:style-name="ce30" table:formula="of:=[.F21]-1" office:value-type="float" office:value="1999" calcext:value-type="float">
            <text:p>1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1]/[.D21]*[.F21]*([.G21]+2)" office:value-type="float" office:value="1001000250" calcext:value-type="float">
            <text:p>1.00E+09</text:p>
          </table:table-cell>
          <table:table-cell table:style-name="ce34" office:value-type="float" office:value="4.66382" calcext:value-type="float">
            <text:p>4.66E+00</text:p>
          </table:table-cell>
          <table:table-cell table:style-name="ce34" office:value-type="float" office:value="0.736234" calcext:value-type="float">
            <text:p>7.36E-0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30" office:value-type="string" calcext:value-type="string">
            <text:p>Ryzen</text:p>
          </table:table-cell>
          <table:table-cell table:style-name="ce30" office:value-type="string" calcext:value-type="string">
            <text:p>MyDGEMMT</text:p>
          </table:table-cell>
          <table:table-cell table:style-name="ce30" office:value-type="string" calcext:value-type="string">
            <text:p>Paralelo</text:p>
          </table:table-cell>
          <table:table-cell table:style-name="ce30" office:value-type="float" office:value="8" calcext:value-type="float">
            <text:p>8</text:p>
          </table:table-cell>
          <table:table-cell table:style-name="ce30" table:formula="of:=[.F22]+1" office:value-type="float" office:value="3001" calcext:value-type="float">
            <text:p>3001</text:p>
          </table:table-cell>
          <table:table-cell table:style-name="ce30" office:value-type="float" office:value="3000" calcext:value-type="float">
            <text:p>3000</text:p>
          </table:table-cell>
          <table:table-cell table:style-name="ce30" table:formula="of:=[.F22]-1" office:value-type="float" office:value="2999" calcext:value-type="float">
            <text:p>2999</text:p>
          </table:table-cell>
          <table:table-cell table:style-name="ce34" table:formula="of:=2.17014*POWER(10; -12)" office:value-type="float" office:value="0.00000000000217014" calcext:value-type="float">
            <text:p>2.17E-12</text:p>
          </table:table-cell>
          <table:table-cell table:style-name="ce34" table:formula="of:=[.E22]/[.D22]*[.F22]*([.G22]+2)" office:value-type="float" office:value="3377250375" calcext:value-type="float">
            <text:p>3.38E+09</text:p>
          </table:table-cell>
          <table:table-cell table:style-name="ce34" office:value-type="float" office:value="15.9156" calcext:value-type="float">
            <text:p>1.59E+01</text:p>
          </table:table-cell>
          <table:table-cell table:style-name="ce34" office:value-type="float" office:value="2.72349" calcext:value-type="float">
            <text:p>2.72E+0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ccO0</text:p>
          </table:table-cell>
          <table:table-cell office:value-type="string" calcext:value-type="string">
            <text:p>IccO3</text:p>
          </table:table-cell>
          <table:table-cell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3]" office:value-type="float" office:value="1000" calcext:value-type="float">
            <text:p>1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3]*[.F23]*[.G23]/([.L23]*[.D23])*(2+[.L23])" office:value-type="float" office:value="1020000000" calcext:value-type="float">
            <text:p>1.02E+09</text:p>
          </table:table-cell>
          <table:table-cell table:style-name="ce35" office:value-type="float" office:value="2.69226" calcext:value-type="float">
            <text:p>2.69E+00</text:p>
          </table:table-cell>
          <table:table-cell table:style-name="ce35" office:value-type="float" office:value="0.540702" calcext:value-type="float">
            <text:p>5.41E-01</text:p>
          </table:table-cell>
          <table:table-cell table:style-name="ce31" table:formula="of:=[.F23]/10" office:value-type="float" office:value="100" calcext:value-type="float">
            <text:p>100</text:p>
          </table:table-cell>
          <table:table-cell table:formula="of:=[.J23]/[.J26]" office:value-type="float" office:value="7.30256894320984" calcext:value-type="float">
            <text:p>7.30256894320984</text:p>
          </table:table-cell>
          <table:table-cell table:formula="of:=[.K23]/[.K26]" office:value-type="float" office:value="15.7344104201162" calcext:value-type="float">
            <text:p>15.7344104201162</text:p>
          </table:table-cell>
          <table:table-cell office:value-type="string" calcext:value-type="string">
            <text:p>Sec</text:p>
          </table:table-cell>
          <table:table-cell table:style-name="ce1" table:formula="of:=AVERAGE([.J23:.J25])" office:value-type="float" office:value="32.26732" calcext:value-type="float">
            <text:p>3.23E+01</text:p>
          </table:table-cell>
          <table:table-cell table:style-name="ce1" table:formula="of:=AVERAGE([.K23:.K25])" office:value-type="float" office:value="6.51680733333333" calcext:value-type="float">
            <text:p>6.52E+00</text:p>
          </table:table-cell>
          <table:table-cell table:formula="of:=[.P23]/[.Q23]" office:value-type="float" office:value="4.95140002604547" calcext:value-type="float">
            <text:p>4.95140002604547</text:p>
          </table:table-cell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4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4]" office:value-type="float" office:value="2000" calcext:value-type="float">
            <text:p>2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4]*[.F24]*[.G24]/([.L24]*[.D24])*(2+[.L24])" office:value-type="float" office:value="8080000000" calcext:value-type="float">
            <text:p>8.08E+09</text:p>
          </table:table-cell>
          <table:table-cell table:style-name="ce35" office:value-type="float" office:value="21.5109" calcext:value-type="float">
            <text:p>2.15E+01</text:p>
          </table:table-cell>
          <table:table-cell table:style-name="ce35" office:value-type="float" office:value="4.34962" calcext:value-type="float">
            <text:p>4.35E+00</text:p>
          </table:table-cell>
          <table:table-cell table:style-name="ce31" table:formula="of:=[.F24]/10" office:value-type="float" office:value="200" calcext:value-type="float">
            <text:p>200</text:p>
          </table:table-cell>
          <table:table-cell table:formula="of:=[.J24]/[.J27]" office:value-type="float" office:value="7.34203008365673" calcext:value-type="float">
            <text:p>7.34203008365673</text:p>
          </table:table-cell>
          <table:table-cell table:formula="of:=[.K24]/[.K27]" office:value-type="float" office:value="17.9854532523435" calcext:value-type="float">
            <text:p>17.9854532523435</text:p>
          </table:table-cell>
          <table:table-cell office:value-type="string" calcext:value-type="string">
            <text:p>Par</text:p>
          </table:table-cell>
          <table:table-cell table:style-name="ce1" table:formula="of:=AVERAGE([.J26:.J28])" office:value-type="float" office:value="4.28844766666667" calcext:value-type="float">
            <text:p>4.29E+00</text:p>
          </table:table-cell>
          <table:table-cell table:style-name="ce1" table:formula="of:=AVERAGE([.K26:.K28])" office:value-type="float" office:value="0.359963766666667" calcext:value-type="float">
            <text:p>3.60E-01</text:p>
          </table:table-cell>
          <table:table-cell table:formula="of:=[.P24]/[.Q24]" office:value-type="float" office:value="11.9135537067481" calcext:value-type="float">
            <text:p>11.9135537067481</text:p>
          </table:table-cell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Secuencial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formula="of:=[.F25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5]" office:value-type="float" office:value="3000" calcext:value-type="float">
            <text:p>3000</text:p>
          </table:table-cell>
          <table:table-cell table:style-name="ce35" table:formula="of:=1.7361*POWER(10; -12)" office:value-type="float" office:value="0.0000000000017361" calcext:value-type="float">
            <text:p>1.74E-12</text:p>
          </table:table-cell>
          <table:table-cell table:style-name="ce35" table:formula="of:=[.E25]*[.F25]*[.G25]/([.L25]*[.D25])*(2+[.L25])" office:value-type="float" office:value="27180000000" calcext:value-type="float">
            <text:p>2.72E+10</text:p>
          </table:table-cell>
          <table:table-cell table:style-name="ce35" office:value-type="float" office:value="72.5988" calcext:value-type="float">
            <text:p>7.26E+01</text:p>
          </table:table-cell>
          <table:table-cell table:style-name="ce35" office:value-type="float" office:value="14.6601" calcext:value-type="float">
            <text:p>1.47E+01</text:p>
          </table:table-cell>
          <table:table-cell table:style-name="ce31" table:formula="of:=[.F25]/10" office:value-type="float" office:value="300" calcext:value-type="float">
            <text:p>300</text:p>
          </table:table-cell>
          <table:table-cell table:formula="of:=[.J25]/[.J28]" office:value-type="float" office:value="7.58858724510915" calcext:value-type="float">
            <text:p>7.58858724510915</text:p>
          </table:table-cell>
          <table:table-cell table:formula="of:=[.K25]/[.K28]" office:value-type="float" office:value="18.2410792274595" calcext:value-type="float">
            <text:p>18.2410792274595</text:p>
          </table:table-cell>
          <table:table-cell/>
          <table:table-cell table:formula="of:=[.P23]/[.P24]" office:value-type="float" office:value="7.52424245509817" calcext:value-type="float">
            <text:p>7.52424245509817</text:p>
          </table:table-cell>
          <table:table-cell table:formula="of:=[.Q23]/[.Q24]" office:value-type="float" office:value="18.1040647331819" calcext:value-type="float">
            <text:p>18.1040647331819</text:p>
          </table:table-cell>
          <table:table-cell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6]" office:value-type="float" office:value="1000" calcext:value-type="float">
            <text:p>1000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table:formula="of:=[.F26]" office:value-type="float" office:value="1000" calcext:value-type="float">
            <text:p>1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6]*[.F26]*[.G26]/([.L26]*[.D26])*(2+[.L26])" office:value-type="float" office:value="127500000" calcext:value-type="float">
            <text:p>1.28E+08</text:p>
          </table:table-cell>
          <table:table-cell table:style-name="ce35" office:value-type="float" office:value="0.368673" calcext:value-type="float">
            <text:p>3.69E-01</text:p>
          </table:table-cell>
          <table:table-cell table:style-name="ce35" office:value-type="float" office:value="0.0343643" calcext:value-type="float">
            <text:p>3.44E-02</text:p>
          </table:table-cell>
          <table:table-cell table:style-name="ce31" table:formula="of:=[.F26]/10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7]" office:value-type="float" office:value="2000" calcext:value-type="float">
            <text:p>2000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table:formula="of:=[.F27]" office:value-type="float" office:value="2000" calcext:value-type="float">
            <text:p>2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7]*[.F27]*[.G27]/([.L27]*[.D27])*(2+[.L27])" office:value-type="float" office:value="1010000000" calcext:value-type="float">
            <text:p>1.01E+09</text:p>
          </table:table-cell>
          <table:table-cell table:style-name="ce35" office:value-type="float" office:value="2.92983" calcext:value-type="float">
            <text:p>2.93E+00</text:p>
          </table:table-cell>
          <table:table-cell table:style-name="ce35" office:value-type="float" office:value="0.241841" calcext:value-type="float">
            <text:p>2.42E-01</text:p>
          </table:table-cell>
          <table:table-cell table:style-name="ce31" table:formula="of:=[.F27]/10"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Ryzen</text:p>
          </table:table-cell>
          <table:table-cell table:style-name="ce31" office:value-type="string" calcext:value-type="string">
            <text:p>MyDGEMMB</text:p>
          </table:table-cell>
          <table:table-cell table:style-name="ce31" office:value-type="string" calcext:value-type="string">
            <text:p>Paralelo</text:p>
          </table:table-cell>
          <table:table-cell table:style-name="ce31" office:value-type="float" office:value="8" calcext:value-type="float">
            <text:p>8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1" office:value-type="float" office:value="3000" calcext:value-type="float">
            <text:p>3000</text:p>
          </table:table-cell>
          <table:table-cell table:style-name="ce31" table:formula="of:=[.F28]" office:value-type="float" office:value="3000" calcext:value-type="float">
            <text:p>3000</text:p>
          </table:table-cell>
          <table:table-cell table:style-name="ce35" table:formula="of:=2.17014*POWER(10; -12)" office:value-type="float" office:value="0.00000000000217014" calcext:value-type="float">
            <text:p>2.17E-12</text:p>
          </table:table-cell>
          <table:table-cell table:style-name="ce35" table:formula="of:=[.E28]*[.F28]*[.G28]/([.L28]*[.D28])*(2+[.L28])" office:value-type="float" office:value="3397500000" calcext:value-type="float">
            <text:p>3.40E+09</text:p>
          </table:table-cell>
          <table:table-cell table:style-name="ce35" office:value-type="float" office:value="9.56684" calcext:value-type="float">
            <text:p>9.57E+00</text:p>
          </table:table-cell>
          <table:table-cell table:style-name="ce35" office:value-type="float" office:value="0.803686" calcext:value-type="float">
            <text:p>8.04E-01</text:p>
          </table:table-cell>
          <table:table-cell table:style-name="ce31" table:formula="of:=[.F28]/10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>
            <draw:frame draw:z-index="0" draw:style-name="gr2" draw:text-style-name="P2" svg:width="6.3031in" svg:height="3.5413in" svg:x="0.4933in" svg:y="0.0354in">
              <draw:object draw:notify-on-update-of-ranges="Emp.F2:Emp.F4 Emp.J2:Emp.J4 Emp.F5:Emp.F7 Emp.J5:Emp.J7 Emp.F8:Emp.F10 Emp.J8:Emp.J10 Emp.F11:Emp.F13 Emp.J11:Emp.J13 Emp.F14:Emp.F16 Emp.J14:Emp.J16 Emp.F17:Emp.F19 Emp.J17:Emp.J19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>
            <draw:frame draw:z-index="1" draw:style-name="gr2" draw:text-style-name="P2" svg:width="6.3031in" svg:height="3.5413in" svg:x="0.0098in" svg:y="0.0571in">
              <draw:object draw:notify-on-update-of-ranges="Emp.F2:Emp.F4 Emp.K2:Emp.K4 Emp.F5:Emp.F7 Emp.K5:Emp.K7 Emp.F8:Emp.F10 Emp.K8:Emp.K10 Emp.F11:Emp.F13 Emp.K11:Emp.K13 Emp.F14:Emp.F16 Emp.K14:Emp.K16 Emp.F17:Emp.F19 Emp.K17:Emp.K19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>
            <draw:frame draw:z-index="2" draw:style-name="gr2" draw:text-style-name="P2" svg:width="6.3031in" svg:height="3.5413in" svg:x="0.4606in" svg:y="0.0075in">
              <draw:object draw:notify-on-update-of-ranges="Emp.F20:Emp.F22 Emp.J20:Emp.J22 Emp.F20:Emp.F22 Emp.K20:Emp.K2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1">
          <table:table-cell table:number-columns-repeated="18"/>
        </table:table-row>
        <table:table-row table:style-name="ro1">
          <table:table-cell>
            <draw:frame draw:z-index="3" draw:style-name="gr2" draw:text-style-name="P2" svg:width="6.3031in" svg:height="3.5413in" svg:x="0.5039in" svg:y="0.0004in">
              <draw:object draw:notify-on-update-of-ranges="Emp.F26:Emp.F28 Emp.J26:Emp.J28 Emp.F26:Emp.F28 Emp.K26:Emp.K28 Emp.F23:Emp.F25 Emp.J23:Emp.J25 Emp.F23:Emp.F25 Emp.K23:Emp.K2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"/>
          <table:table-cell>
            <draw:frame draw:z-index="4" draw:style-name="gr2" draw:text-style-name="P2" svg:width="6.3031in" svg:height="3.5413in" svg:x="0.3126in" svg:y="0.0008in">
              <draw:object draw:notify-on-update-of-ranges="Emp.F26:Emp.F28 Emp.J26:Emp.J28 Emp.F26:Emp.F28 Emp.K26:Emp.K2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M2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5:25:26.146004470</meta:creation-date>
    <dc:date>2022-11-10T23:14:27.078300645</dc:date>
    <meta:editing-duration>PT6H38M2S</meta:editing-duration>
    <meta:editing-cycles>4</meta:editing-cycles>
    <meta:generator>LibreOffice/7.4.2.3$Linux_X86_64 LibreOffice_project/40$Build-3</meta:generator>
    <meta:document-statistic meta:table-count="3" meta:cell-count="1011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916cm" svg:y="1.273cm" chart:style-name="ch3">
          <text:p>MyDGEMM</text:p>
        </chart:subtitle>
        <chart:legend chart:legend-position="end" svg:x="11.995cm" svg:y="2.954cm" style:legend-expansion="high" chart:style-name="ch4"/>
        <chart:plot-area chart:style-name="ch5" table:cell-range-address="Ana.F2:Ana.F4 Ana.J2:Ana.J19" chart:data-source-has-labels="row" svg:x="1.331cm" svg:y="2.135cm" svg:width="10.344cm" svg:height="5.701cm">
          <chart:coordinate-region svg:x="3.064cm" svg:y="2.334cm" svg:width="8.239cm" svg:height="4.855cm"/>
          <chart:axis chart:dimension="x" chart:name="primary-x" chart:style-name="ch6">
            <chart:title svg:x="6.089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Ana.J2:Ana.J4" loext:label-string="i3_secuencial" chart:class="chart:scatter">
            <chart:domain table:cell-range-address="Ana.F2:Ana.F4"/>
            <chart:data-point chart:repeated="3"/>
          </chart:series>
          <chart:series chart:style-name="ch12" chart:values-cell-range-address="Ana.J5:Ana.J7" loext:label-string="i3_paralelo" chart:class="chart:scatter">
            <chart:domain table:cell-range-address="Ana.F5:Ana.F7"/>
            <chart:data-point chart:repeated="3"/>
          </chart:series>
          <chart:series chart:style-name="ch13" chart:values-cell-range-address="Ana.J8:Ana.J10" loext:label-string="ryzen_secuencial" chart:class="chart:scatter">
            <chart:domain table:cell-range-address="Ana.F8:Ana.F10"/>
            <chart:data-point chart:repeated="3"/>
          </chart:series>
          <chart:series chart:style-name="ch14" chart:values-cell-range-address="Ana.J11:Ana.J13" loext:label-string="ryzen_paralelo" chart:class="chart:scatter">
            <chart:domain table:cell-range-address="Ana.F11:Ana.F13"/>
            <chart:data-point chart:repeated="3"/>
          </chart:series>
          <chart:series chart:style-name="ch15" chart:values-cell-range-address="Ana.J14:Ana.J16" loext:label-string="xeon_secuencial" chart:class="chart:scatter">
            <chart:domain table:cell-range-address="Ana.F14:Ana.F16"/>
            <chart:data-point chart:repeated="3"/>
          </chart:series>
          <chart:series chart:style-name="ch16" chart:values-cell-range-address="Ana.J17:Ana.J19" loext:label-string="xeon_paralelo" chart:class="chart:scatter">
            <chart:domain table:cell-range-address="Ana.F17:Ana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3_secuencial</text:p>
              </table:table-cell>
              <table:table-cell office:value-type="string">
                <text:p>Column F</text:p>
              </table:table-cell>
              <table:table-cell office:value-type="string">
                <text:p>i3_paralelo</text:p>
              </table:table-cell>
              <table:table-cell office:value-type="string">
                <text:p>Column F</text:p>
              </table:table-cell>
              <table:table-cell office:value-type="string">
                <text:p>ryzen_secuencial</text:p>
              </table:table-cell>
              <table:table-cell office:value-type="string">
                <text:p>Column F</text:p>
              </table:table-cell>
              <table:table-cell office:value-type="string">
                <text:p>ryzen_paralelo</text:p>
              </table:table-cell>
              <table:table-cell office:value-type="string">
                <text:p>Column F</text:p>
              </table:table-cell>
              <table:table-cell office:value-type="string">
                <text:p>xeon_secuencial</text:p>
              </table:table-cell>
              <table:table-cell office:value-type="string">
                <text:p>Column F</text:p>
              </table:table-cell>
              <table:table-cell office:value-type="string">
                <text:p>xeon_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.F2:Ana.F4</svg:desc>
                </draw:g>
              </table:table-cell>
              <table:table-cell office:value-type="float" office:value="0.040403686323">
                <text:p>0.040403686323</text:p>
                <draw:g>
                  <svg:desc>Ana.J2:Ana.J4</svg:desc>
                </draw:g>
              </table:table-cell>
              <table:table-cell office:value-type="float" office:value="1000">
                <text:p>1000</text:p>
                <draw:g>
                  <svg:desc>Ana.F5:Ana.F7</svg:desc>
                </draw:g>
              </table:table-cell>
              <table:table-cell office:value-type="float" office:value="0.0202016427613">
                <text:p>0.0202016427613</text:p>
                <draw:g>
                  <svg:desc>Ana.J5:Ana.J7</svg:desc>
                </draw:g>
              </table:table-cell>
              <table:table-cell office:value-type="float" office:value="1000">
                <text:p>1000</text:p>
                <draw:g>
                  <svg:desc>Ana.F8:Ana.F10</svg:desc>
                </draw:g>
              </table:table-cell>
              <table:table-cell office:value-type="float" office:value="0.0017395739361">
                <text:p>0.0017395739361</text:p>
                <draw:g>
                  <svg:desc>Ana.J8:Ana.J10</svg:desc>
                </draw:g>
              </table:table-cell>
              <table:table-cell office:value-type="float" office:value="1000">
                <text:p>1000</text:p>
                <draw:g>
                  <svg:desc>Ana.F11:Ana.F13</svg:desc>
                </draw:g>
              </table:table-cell>
              <table:table-cell office:value-type="float" office:value="0.00217448245014">
                <text:p>0.00217448245014</text:p>
                <draw:g>
                  <svg:desc>Ana.J11:Ana.J13</svg:desc>
                </draw:g>
              </table:table-cell>
              <table:table-cell office:value-type="float" office:value="1000">
                <text:p>1000</text:p>
                <draw:g>
                  <svg:desc>Ana.F14:Ana.F16</svg:desc>
                </draw:g>
              </table:table-cell>
              <table:table-cell office:value-type="float" office:value="0.052187218083">
                <text:p>0.052187218083</text:p>
                <draw:g>
                  <svg:desc>Ana.J14:Ana.J16</svg:desc>
                </draw:g>
              </table:table-cell>
              <table:table-cell office:value-type="float" office:value="1000">
                <text:p>1000</text:p>
                <draw:g>
                  <svg:desc>Ana.F17:Ana.F19</svg:desc>
                </draw:g>
              </table:table-cell>
              <table:table-cell office:value-type="float" office:value="0.0065234273104">
                <text:p>0.0065234273104</text:p>
                <draw:g>
                  <svg:desc>Ana.J17:Ana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322906664646">
                <text:p>0.322906664646</text:p>
              </table:table-cell>
              <table:table-cell office:value-type="float" office:value="2000">
                <text:p>2000</text:p>
              </table:table-cell>
              <table:table-cell office:value-type="float" office:value="0.1614517307226">
                <text:p>0.1614517307226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417080768166">
                <text:p>0.417080768166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.089446934969">
                <text:p>1.089446934969</text:p>
              </table:table-cell>
              <table:table-cell office:value-type="float" office:value="3000">
                <text:p>3000</text:p>
              </table:table-cell>
              <table:table-cell office:value-type="float" office:value="0.5447180638839">
                <text:p>0.5447180638839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1.407178650249">
                <text:p>1.407178650249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916cm" svg:y="1.273cm" chart:style-name="ch3">
          <text:p>MyDGEMM</text:p>
        </chart:subtitle>
        <chart:legend chart:legend-position="end" svg:x="11.995cm" svg:y="3.701cm" style:legend-expansion="high" chart:style-name="ch4"/>
        <chart:plot-area chart:style-name="ch5" table:cell-range-address="Ana.F8:Ana.F10 Ana.J8:Ana.J13 Ana.J17:Ana.J19" chart:data-source-has-labels="row" svg:x="1.331cm" svg:y="2.135cm" svg:width="10.344cm" svg:height="5.701cm">
          <chart:coordinate-region svg:x="3.064cm" svg:y="2.334cm" svg:width="8.239cm" svg:height="4.855cm"/>
          <chart:axis chart:dimension="x" chart:name="primary-x" chart:style-name="ch6">
            <chart:title svg:x="6.089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Ana.J8:Ana.J10" loext:label-string="ryzen_secuencial" chart:class="chart:scatter">
            <chart:domain table:cell-range-address="Ana.F8:Ana.F10"/>
            <chart:data-point chart:repeated="3"/>
          </chart:series>
          <chart:series chart:style-name="ch12" chart:values-cell-range-address="Ana.J11:Ana.J13" loext:label-string="ryzen_paralelo" chart:class="chart:scatter">
            <chart:domain table:cell-range-address="Ana.F11:Ana.F13"/>
            <chart:data-point chart:repeated="3"/>
          </chart:series>
          <chart:series chart:style-name="ch13" chart:values-cell-range-address="Ana.J17:Ana.J19" loext:label-string="xeon_paralelo" chart:class="chart:scatter">
            <chart:domain table:cell-range-address="Ana.F17:Ana.F19"/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yzen_secuencial</text:p>
              </table:table-cell>
              <table:table-cell office:value-type="string">
                <text:p>Column F</text:p>
              </table:table-cell>
              <table:table-cell office:value-type="string">
                <text:p>ryzen_paralelo</text:p>
              </table:table-cell>
              <table:table-cell office:value-type="string">
                <text:p>Column F</text:p>
              </table:table-cell>
              <table:table-cell office:value-type="string">
                <text:p>xeon_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.F8:Ana.F10</svg:desc>
                </draw:g>
              </table:table-cell>
              <table:table-cell office:value-type="float" office:value="0.0017395739361">
                <text:p>0.0017395739361</text:p>
                <draw:g>
                  <svg:desc>Ana.J8:Ana.J10</svg:desc>
                </draw:g>
              </table:table-cell>
              <table:table-cell office:value-type="float" office:value="1000">
                <text:p>1000</text:p>
                <draw:g>
                  <svg:desc>Ana.F11:Ana.F13</svg:desc>
                </draw:g>
              </table:table-cell>
              <table:table-cell office:value-type="float" office:value="0.00217448245014">
                <text:p>0.00217448245014</text:p>
                <draw:g>
                  <svg:desc>Ana.J11:Ana.J13</svg:desc>
                </draw:g>
              </table:table-cell>
              <table:table-cell office:value-type="float" office:value="1000">
                <text:p>1000</text:p>
                <draw:g>
                  <svg:desc>Ana.F17:Ana.F19</svg:desc>
                </draw:g>
              </table:table-cell>
              <table:table-cell office:value-type="float" office:value="0.0065234273104">
                <text:p>0.0065234273104</text:p>
                <draw:g>
                  <svg:desc>Ana.J17:Ana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922722">
                <text:p>0.0139026922722</text:p>
              </table:table-cell>
              <table:table-cell office:value-type="float" office:value="2000">
                <text:p>2000</text:p>
              </table:table-cell>
              <table:table-cell office:value-type="float" office:value="0.01737848546028">
                <text:p>0.01737848546028</text:p>
              </table:table-cell>
              <table:table-cell office:value-type="float" office:value="2000">
                <text:p>2000</text:p>
              </table:table-cell>
              <table:table-cell office:value-type="float" office:value="0.0521352962208">
                <text:p>0.0521352962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550083">
                <text:p>0.0469059550083</text:p>
              </table:table-cell>
              <table:table-cell office:value-type="float" office:value="3000">
                <text:p>3000</text:p>
              </table:table-cell>
              <table:table-cell office:value-type="float" office:value="0.05863284903042">
                <text:p>0.05863284903042</text:p>
              </table:table-cell>
              <table:table-cell office:value-type="float" office:value="3000">
                <text:p>3000</text:p>
              </table:table-cell>
              <table:table-cell office:value-type="float" office:value="0.1758980067312">
                <text:p>0.1758980067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784cm" svg:y="1.273cm" chart:style-name="ch3">
          <text:p>MyDGEMMB</text:p>
        </chart:subtitle>
        <chart:legend chart:legend-position="end" svg:x="11.995cm" svg:y="3.95cm" style:legend-expansion="high" chart:style-name="ch4"/>
        <chart:plot-area chart:style-name="ch5" table:cell-range-address="Ana.F23:Ana.F25 Ana.J23:Ana.J28" chart:data-source-has-labels="row" svg:x="1.331cm" svg:y="2.135cm" svg:width="10.344cm" svg:height="5.701cm">
          <chart:coordinate-region svg:x="3.064cm" svg:y="2.334cm" svg:width="8.239cm" svg:height="4.855cm"/>
          <chart:axis chart:dimension="x" chart:name="primary-x" chart:style-name="ch6">
            <chart:title svg:x="6.089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Ana.J23:Ana.J25" loext:label-string="ryzen_secuencial" chart:class="chart:scatter">
            <chart:domain table:cell-range-address="Ana.F23:Ana.F25"/>
            <chart:data-point chart:repeated="3"/>
          </chart:series>
          <chart:series chart:style-name="ch12" chart:values-cell-range-address="Ana.J26:Ana.J28" loext:label-string="ryzen_paralelo" chart:class="chart:scatter">
            <chart:domain table:cell-range-address="Ana.F26:Ana.F28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yzen_secuencial</text:p>
              </table:table-cell>
              <table:table-cell office:value-type="string">
                <text:p>Column F</text:p>
              </table:table-cell>
              <table:table-cell office:value-type="string">
                <text:p>ryzen_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Ana.F23:Ana.F25</svg:desc>
                </draw:g>
              </table:table-cell>
              <table:table-cell office:value-type="float" office:value="0.0017395722">
                <text:p>0.0017395722</text:p>
                <draw:g>
                  <svg:desc>Ana.J23:Ana.J25</svg:desc>
                </draw:g>
              </table:table-cell>
              <table:table-cell office:value-type="float" office:value="1000">
                <text:p>1000</text:p>
                <draw:g>
                  <svg:desc>Ana.F26:Ana.F28</svg:desc>
                </draw:g>
              </table:table-cell>
              <table:table-cell office:value-type="float" office:value="0.00217448028">
                <text:p>0.00217448028</text:p>
                <draw:g>
                  <svg:desc>Ana.J26:Ana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0139026888">
                <text:p>0.0139026888</text:p>
              </table:table-cell>
              <table:table-cell office:value-type="float" office:value="2000">
                <text:p>2000</text:p>
              </table:table-cell>
              <table:table-cell office:value-type="float" office:value="0.01737848112">
                <text:p>0.01737848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0.0469059498">
                <text:p>0.0469059498</text:p>
              </table:table-cell>
              <table:table-cell office:value-type="float" office:value="3000">
                <text:p>3000</text:p>
              </table:table-cell>
              <table:table-cell office:value-type="float" office:value="0.05863284252">
                <text:p>0.058632842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202cm" svg:y="1.273cm" chart:style-name="ch3">
          <text:p>MyDGEMM (IccO0)</text:p>
        </chart:subtitle>
        <chart:legend chart:legend-position="end" svg:x="11.995cm" svg:y="2.954cm" style:legend-expansion="high" chart:style-name="ch4"/>
        <chart:plot-area chart:style-name="ch5" table:cell-range-address="Emp.F2:Emp.F4 Emp.J2:Emp.J19" chart:data-source-has-labels="row" svg:x="1.331cm" svg:y="2.135cm" svg:width="10.344cm" svg:height="5.701cm">
          <chart:coordinate-region svg:x="3.064cm" svg:y="2.334cm" svg:width="8.239cm" svg:height="4.855cm"/>
          <chart:axis chart:dimension="x" chart:name="primary-x" chart:style-name="ch6">
            <chart:title svg:x="6.089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Emp.J2:Emp.J4" loext:label-string="i3_secuencial" chart:class="chart:scatter">
            <chart:domain table:cell-range-address="Emp.F2:Emp.F4"/>
            <chart:data-point chart:repeated="3"/>
          </chart:series>
          <chart:series chart:style-name="ch12" chart:values-cell-range-address="Emp.J5:Emp.J7" loext:label-string="i3_paralelo" chart:class="chart:scatter">
            <chart:domain table:cell-range-address="Emp.F5:Emp.F7"/>
            <chart:data-point chart:repeated="3"/>
          </chart:series>
          <chart:series chart:style-name="ch13" chart:values-cell-range-address="Emp.J8:Emp.J10" loext:label-string="ryzen_secuencial" chart:class="chart:scatter">
            <chart:domain table:cell-range-address="Emp.F8:Emp.F10"/>
            <chart:data-point chart:repeated="3"/>
          </chart:series>
          <chart:series chart:style-name="ch14" chart:values-cell-range-address="Emp.J11:Emp.J13" loext:label-string="ryzen_paralelo" chart:class="chart:scatter">
            <chart:domain table:cell-range-address="Emp.F11:Emp.F13"/>
            <chart:data-point chart:repeated="3"/>
          </chart:series>
          <chart:series chart:style-name="ch15" chart:values-cell-range-address="Emp.J14:Emp.J16" loext:label-string="xeon_secuencial" chart:class="chart:scatter">
            <chart:domain table:cell-range-address="Emp.F14:Emp.F16"/>
            <chart:data-point chart:repeated="3"/>
          </chart:series>
          <chart:series chart:style-name="ch16" chart:values-cell-range-address="Emp.J17:Emp.J19" loext:label-string="xeon_paralelo" chart:class="chart:scatter">
            <chart:domain table:cell-range-address="Emp.F17:Emp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3_secuencial</text:p>
              </table:table-cell>
              <table:table-cell office:value-type="string">
                <text:p>Column F</text:p>
              </table:table-cell>
              <table:table-cell office:value-type="string">
                <text:p>i3_paralelo</text:p>
              </table:table-cell>
              <table:table-cell office:value-type="string">
                <text:p>Column F</text:p>
              </table:table-cell>
              <table:table-cell office:value-type="string">
                <text:p>ryzen_secuencial</text:p>
              </table:table-cell>
              <table:table-cell office:value-type="string">
                <text:p>Column F</text:p>
              </table:table-cell>
              <table:table-cell office:value-type="string">
                <text:p>ryzen_paralelo</text:p>
              </table:table-cell>
              <table:table-cell office:value-type="string">
                <text:p>Column F</text:p>
              </table:table-cell>
              <table:table-cell office:value-type="string">
                <text:p>xeon_secuencial</text:p>
              </table:table-cell>
              <table:table-cell office:value-type="string">
                <text:p>Column F</text:p>
              </table:table-cell>
              <table:table-cell office:value-type="string">
                <text:p>xeon_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:Emp.F4</svg:desc>
                </draw:g>
              </table:table-cell>
              <table:table-cell office:value-type="float" office:value="3.92045">
                <text:p>3.92045</text:p>
                <draw:g>
                  <svg:desc>Emp.J2:Emp.J4</svg:desc>
                </draw:g>
              </table:table-cell>
              <table:table-cell office:value-type="float" office:value="1000">
                <text:p>1000</text:p>
                <draw:g>
                  <svg:desc>Emp.F5:Emp.F7</svg:desc>
                </draw:g>
              </table:table-cell>
              <table:table-cell office:value-type="float" office:value="2.07663">
                <text:p>2.07663</text:p>
                <draw:g>
                  <svg:desc>Emp.J5:Emp.J7</svg:desc>
                </draw:g>
              </table:table-cell>
              <table:table-cell office:value-type="float" office:value="1000">
                <text:p>1000</text:p>
                <draw:g>
                  <svg:desc>Emp.F8:Emp.F10</svg:desc>
                </draw:g>
              </table:table-cell>
              <table:table-cell office:value-type="float" office:value="2.55021">
                <text:p>2.55021</text:p>
                <draw:g>
                  <svg:desc>Emp.J8:Emp.J10</svg:desc>
                </draw:g>
              </table:table-cell>
              <table:table-cell office:value-type="float" office:value="1000">
                <text:p>1000</text:p>
                <draw:g>
                  <svg:desc>Emp.F11:Emp.F13</svg:desc>
                </draw:g>
              </table:table-cell>
              <table:table-cell office:value-type="float" office:value="0.344029">
                <text:p>0.344029</text:p>
                <draw:g>
                  <svg:desc>Emp.J11:Emp.J13</svg:desc>
                </draw:g>
              </table:table-cell>
              <table:table-cell office:value-type="float" office:value="1000">
                <text:p>1000</text:p>
                <draw:g>
                  <svg:desc>Emp.F14:Emp.F16</svg:desc>
                </draw:g>
              </table:table-cell>
              <table:table-cell office:value-type="float" office:value="6.7747">
                <text:p>6.7747</text:p>
                <draw:g>
                  <svg:desc>Emp.J14:Emp.J16</svg:desc>
                </draw:g>
              </table:table-cell>
              <table:table-cell office:value-type="float" office:value="1000">
                <text:p>1000</text:p>
                <draw:g>
                  <svg:desc>Emp.F17:Emp.F19</svg:desc>
                </draw:g>
              </table:table-cell>
              <table:table-cell office:value-type="float" office:value="0.857141">
                <text:p>0.857141</text:p>
                <draw:g>
                  <svg:desc>Emp.J17:Emp.J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30.9193">
                <text:p>30.9193</text:p>
              </table:table-cell>
              <table:table-cell office:value-type="float" office:value="2000">
                <text:p>2000</text:p>
              </table:table-cell>
              <table:table-cell office:value-type="float" office:value="25.5578">
                <text:p>25.5578</text:p>
              </table:table-cell>
              <table:table-cell office:value-type="float" office:value="2000">
                <text:p>2000</text:p>
              </table:table-cell>
              <table:table-cell office:value-type="float" office:value="20.6225">
                <text:p>20.6225</text:p>
              </table:table-cell>
              <table:table-cell office:value-type="float" office:value="2000">
                <text:p>2000</text:p>
              </table:table-cell>
              <table:table-cell office:value-type="float" office:value="2.75589">
                <text:p>2.75589</text:p>
              </table:table-cell>
              <table:table-cell office:value-type="float" office:value="2000">
                <text:p>2000</text:p>
              </table:table-cell>
              <table:table-cell office:value-type="float" office:value="55.5177">
                <text:p>55.5177</text:p>
              </table:table-cell>
              <table:table-cell office:value-type="float" office:value="2000">
                <text:p>2000</text:p>
              </table:table-cell>
              <table:table-cell office:value-type="float" office:value="6.9827">
                <text:p>6.98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04.149">
                <text:p>104.149</text:p>
              </table:table-cell>
              <table:table-cell office:value-type="float" office:value="3000">
                <text:p>3000</text:p>
              </table:table-cell>
              <table:table-cell office:value-type="float" office:value="53.3643">
                <text:p>53.3643</text:p>
              </table:table-cell>
              <table:table-cell office:value-type="float" office:value="3000">
                <text:p>3000</text:p>
              </table:table-cell>
              <table:table-cell office:value-type="float" office:value="69.9707">
                <text:p>69.9707</text:p>
              </table:table-cell>
              <table:table-cell office:value-type="float" office:value="3000">
                <text:p>3000</text:p>
              </table:table-cell>
              <table:table-cell office:value-type="float" office:value="9.4508">
                <text:p>9.4508</text:p>
              </table:table-cell>
              <table:table-cell office:value-type="float" office:value="3000">
                <text:p>3000</text:p>
              </table:table-cell>
              <table:table-cell office:value-type="float" office:value="186.966">
                <text:p>186.966</text:p>
              </table:table-cell>
              <table:table-cell office:value-type="float" office:value="3000">
                <text:p>3000</text:p>
              </table:table-cell>
              <table:table-cell office:value-type="float" office:value="24.0591">
                <text:p>24.05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202cm" svg:y="1.273cm" chart:style-name="ch3">
          <text:p>MyDGEMM (IccO3)</text:p>
        </chart:subtitle>
        <chart:legend chart:legend-position="end" svg:x="11.995cm" svg:y="2.954cm" style:legend-expansion="high" chart:style-name="ch4"/>
        <chart:plot-area chart:style-name="ch5" table:cell-range-address="Emp.F2:Emp.F4 Emp.K2:Emp.K19" chart:data-source-has-labels="row" svg:x="1.331cm" svg:y="2.135cm" svg:width="10.344cm" svg:height="5.701cm">
          <chart:coordinate-region svg:x="3.064cm" svg:y="2.334cm" svg:width="8.239cm" svg:height="4.855cm"/>
          <chart:axis chart:dimension="x" chart:name="primary-x" chart:style-name="ch6">
            <chart:title svg:x="6.089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Emp.K2:Emp.K4" loext:label-string="i3_secuencial" chart:class="chart:scatter">
            <chart:domain table:cell-range-address="Emp.F2:Emp.F4"/>
            <chart:data-point chart:repeated="3"/>
          </chart:series>
          <chart:series chart:style-name="ch12" chart:values-cell-range-address="Emp.K5:Emp.K7" loext:label-string="i3_paralelo" chart:class="chart:scatter">
            <chart:domain table:cell-range-address="Emp.F5:Emp.F7"/>
            <chart:data-point chart:repeated="3"/>
          </chart:series>
          <chart:series chart:style-name="ch13" chart:values-cell-range-address="Emp.K8:Emp.K10" loext:label-string="ryzen_secuencial" chart:class="chart:scatter">
            <chart:domain table:cell-range-address="Emp.F8:Emp.F10"/>
            <chart:data-point chart:repeated="3"/>
          </chart:series>
          <chart:series chart:style-name="ch14" chart:values-cell-range-address="Emp.K11:Emp.K13" loext:label-string="ryzen_paralelo" chart:class="chart:scatter">
            <chart:domain table:cell-range-address="Emp.F11:Emp.F13"/>
            <chart:data-point chart:repeated="3"/>
          </chart:series>
          <chart:series chart:style-name="ch15" chart:values-cell-range-address="Emp.K14:Emp.K16" loext:label-string="xeon_secuencial" chart:class="chart:scatter">
            <chart:domain table:cell-range-address="Emp.F14:Emp.F16"/>
            <chart:data-point chart:repeated="3"/>
          </chart:series>
          <chart:series chart:style-name="ch16" chart:values-cell-range-address="Emp.K17:Emp.K19" loext:label-string="xeon_paralelo" chart:class="chart:scatter">
            <chart:domain table:cell-range-address="Emp.F17:Emp.F19"/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i3_secuencial</text:p>
              </table:table-cell>
              <table:table-cell office:value-type="string">
                <text:p>Column F</text:p>
              </table:table-cell>
              <table:table-cell office:value-type="string">
                <text:p>i3_paralelo</text:p>
              </table:table-cell>
              <table:table-cell office:value-type="string">
                <text:p>Column F</text:p>
              </table:table-cell>
              <table:table-cell office:value-type="string">
                <text:p>ryzen_secuencial</text:p>
              </table:table-cell>
              <table:table-cell office:value-type="string">
                <text:p>Column F</text:p>
              </table:table-cell>
              <table:table-cell office:value-type="string">
                <text:p>ryzen_paralelo</text:p>
              </table:table-cell>
              <table:table-cell office:value-type="string">
                <text:p>Column F</text:p>
              </table:table-cell>
              <table:table-cell office:value-type="string">
                <text:p>xeon_secuencial</text:p>
              </table:table-cell>
              <table:table-cell office:value-type="string">
                <text:p>Column F</text:p>
              </table:table-cell>
              <table:table-cell office:value-type="string">
                <text:p>xeon_paralel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:Emp.F4</svg:desc>
                </draw:g>
              </table:table-cell>
              <table:table-cell office:value-type="float" office:value="0.601172">
                <text:p>0.601172</text:p>
                <draw:g>
                  <svg:desc>Emp.K2:Emp.K4</svg:desc>
                </draw:g>
              </table:table-cell>
              <table:table-cell office:value-type="float" office:value="1000">
                <text:p>1000</text:p>
                <draw:g>
                  <svg:desc>Emp.F5:Emp.F7</svg:desc>
                </draw:g>
              </table:table-cell>
              <table:table-cell office:value-type="float" office:value="0.467559">
                <text:p>0.467559</text:p>
                <draw:g>
                  <svg:desc>Emp.K5:Emp.K7</svg:desc>
                </draw:g>
              </table:table-cell>
              <table:table-cell office:value-type="float" office:value="1000">
                <text:p>1000</text:p>
                <draw:g>
                  <svg:desc>Emp.F8:Emp.F10</svg:desc>
                </draw:g>
              </table:table-cell>
              <table:table-cell office:value-type="float" office:value="0.14099">
                <text:p>0.14099</text:p>
                <draw:g>
                  <svg:desc>Emp.K8:Emp.K10</svg:desc>
                </draw:g>
              </table:table-cell>
              <table:table-cell office:value-type="float" office:value="1000">
                <text:p>1000</text:p>
                <draw:g>
                  <svg:desc>Emp.F11:Emp.F13</svg:desc>
                </draw:g>
              </table:table-cell>
              <table:table-cell office:value-type="float" office:value="0.0272094">
                <text:p>0.0272094</text:p>
                <draw:g>
                  <svg:desc>Emp.K11:Emp.K13</svg:desc>
                </draw:g>
              </table:table-cell>
              <table:table-cell office:value-type="float" office:value="1000">
                <text:p>1000</text:p>
                <draw:g>
                  <svg:desc>Emp.F14:Emp.F16</svg:desc>
                </draw:g>
              </table:table-cell>
              <table:table-cell office:value-type="float" office:value="0.661624">
                <text:p>0.661624</text:p>
                <draw:g>
                  <svg:desc>Emp.K14:Emp.K16</svg:desc>
                </draw:g>
              </table:table-cell>
              <table:table-cell office:value-type="float" office:value="1000">
                <text:p>1000</text:p>
                <draw:g>
                  <svg:desc>Emp.F17:Emp.F19</svg:desc>
                </draw:g>
              </table:table-cell>
              <table:table-cell office:value-type="float" office:value="0.101605">
                <text:p>0.101605</text:p>
                <draw:g>
                  <svg:desc>Emp.K17:Emp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47876">
                <text:p>4.47876</text:p>
              </table:table-cell>
              <table:table-cell office:value-type="float" office:value="2000">
                <text:p>2000</text:p>
              </table:table-cell>
              <table:table-cell office:value-type="float" office:value="3.18711">
                <text:p>3.18711</text:p>
              </table:table-cell>
              <table:table-cell office:value-type="float" office:value="2000">
                <text:p>2000</text:p>
              </table:table-cell>
              <table:table-cell office:value-type="float" office:value="2.90934">
                <text:p>2.90934</text:p>
              </table:table-cell>
              <table:table-cell office:value-type="float" office:value="2000">
                <text:p>2000</text:p>
              </table:table-cell>
              <table:table-cell office:value-type="float" office:value="0.746803">
                <text:p>0.746803</text:p>
              </table:table-cell>
              <table:table-cell office:value-type="float" office:value="2000">
                <text:p>2000</text:p>
              </table:table-cell>
              <table:table-cell office:value-type="float" office:value="7.60962">
                <text:p>7.60962</text:p>
              </table:table-cell>
              <table:table-cell office:value-type="float" office:value="2000">
                <text:p>2000</text:p>
              </table:table-cell>
              <table:table-cell office:value-type="float" office:value="2.5976">
                <text:p>2.5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.9972">
                <text:p>15.9972</text:p>
              </table:table-cell>
              <table:table-cell office:value-type="float" office:value="3000">
                <text:p>3000</text:p>
              </table:table-cell>
              <table:table-cell office:value-type="float" office:value="11.8693">
                <text:p>11.8693</text:p>
              </table:table-cell>
              <table:table-cell office:value-type="float" office:value="3000">
                <text:p>3000</text:p>
              </table:table-cell>
              <table:table-cell office:value-type="float" office:value="9.60528">
                <text:p>9.60528</text:p>
              </table:table-cell>
              <table:table-cell office:value-type="float" office:value="3000">
                <text:p>3000</text:p>
              </table:table-cell>
              <table:table-cell office:value-type="float" office:value="2.72924">
                <text:p>2.72924</text:p>
              </table:table-cell>
              <table:table-cell office:value-type="float" office:value="3000">
                <text:p>3000</text:p>
              </table:table-cell>
              <table:table-cell office:value-type="float" office:value="31.2989">
                <text:p>31.2989</text:p>
              </table:table-cell>
              <table:table-cell office:value-type="float" office:value="3000">
                <text:p>3000</text:p>
              </table:table-cell>
              <table:table-cell office:value-type="float" office:value="8.53595">
                <text:p>8.535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797cm" svg:y="1.273cm" chart:style-name="ch3">
          <text:p>MyDGEMMT</text:p>
        </chart:subtitle>
        <chart:legend chart:legend-position="end" svg:x="11.439cm" svg:y="3.95cm" style:legend-expansion="high" chart:style-name="ch4"/>
        <chart:plot-area chart:style-name="ch5" table:cell-range-address="Emp.F20:Emp.F22 Emp.J20:Emp.K22" chart:data-source-has-labels="row" svg:x="1.331cm" svg:y="2.135cm" svg:width="9.788cm" svg:height="5.701cm">
          <chart:coordinate-region svg:x="3.064cm" svg:y="2.334cm" svg:width="7.683cm" svg:height="4.855cm"/>
          <chart:axis chart:dimension="x" chart:name="primary-x" chart:style-name="ch6">
            <chart:title svg:x="5.811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Emp.J20:Emp.J22" loext:label-string="ryzen_paralelo_icco0" chart:class="chart:scatter">
            <chart:domain table:cell-range-address="Emp.F20:Emp.F22"/>
            <chart:data-point chart:repeated="3"/>
          </chart:series>
          <chart:series chart:style-name="ch12" chart:values-cell-range-address="Emp.K20:Emp.K22" loext:label-string="ryzen_paralelo_icc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yzen_paralelo_icco0</text:p>
              </table:table-cell>
              <table:table-cell office:value-type="string">
                <text:p>ryzen_paralelo_icc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0:Emp.F22</svg:desc>
                </draw:g>
              </table:table-cell>
              <table:table-cell office:value-type="float" office:value="0.584983">
                <text:p>0.584983</text:p>
                <draw:g>
                  <svg:desc>Emp.J20:Emp.J22</svg:desc>
                </draw:g>
              </table:table-cell>
              <table:table-cell office:value-type="float" office:value="0.02661">
                <text:p>0.02661</text:p>
                <draw:g>
                  <svg:desc>Emp.K20:Emp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4.66382">
                <text:p>4.66382</text:p>
              </table:table-cell>
              <table:table-cell office:value-type="float" office:value="0.736234">
                <text:p>0.7362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5.9156">
                <text:p>15.9156</text:p>
              </table:table-cell>
              <table:table-cell office:value-type="float" office:value="2.72349">
                <text:p>2.723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784cm" svg:y="1.273cm" chart:style-name="ch3">
          <text:p>MyDGEMMB</text:p>
        </chart:subtitle>
        <chart:legend chart:legend-position="end" svg:x="10.989cm" svg:y="3.452cm" style:legend-expansion="high" chart:style-name="ch4"/>
        <chart:plot-area chart:style-name="ch5" table:cell-range-address="Emp.F26:Emp.F28 Emp.J23:Emp.K28" chart:data-source-has-labels="row" svg:x="1.331cm" svg:y="2.135cm" svg:width="9.338cm" svg:height="5.701cm">
          <chart:coordinate-region svg:x="3.064cm" svg:y="2.334cm" svg:width="7.233cm" svg:height="4.855cm"/>
          <chart:axis chart:dimension="x" chart:name="primary-x" chart:style-name="ch6">
            <chart:title svg:x="5.586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Emp.J26:Emp.J28" loext:label-string="ryzen_paralelo_icco0" chart:class="chart:scatter">
            <chart:domain table:cell-range-address="Emp.F26:Emp.F28"/>
            <chart:data-point chart:repeated="3"/>
          </chart:series>
          <chart:series chart:style-name="ch12" chart:values-cell-range-address="Emp.K26:Emp.K28" loext:label-string="ryzen_paralelo_icco3" chart:class="chart:scatter">
            <chart:data-point chart:repeated="3"/>
          </chart:series>
          <chart:series chart:style-name="ch13" chart:values-cell-range-address="Emp.J23:Emp.J25" loext:label-string="ryzen_secuencial_icco0" chart:class="chart:scatter">
            <chart:domain table:cell-range-address="Emp.F23:Emp.F25"/>
            <chart:data-point chart:repeated="3"/>
          </chart:series>
          <chart:series chart:style-name="ch14" chart:values-cell-range-address="Emp.K23:Emp.K25" loext:label-string="ryzen_secuencial_icco3" chart:class="chart:scatter">
            <chart:domain table:cell-range-address="Emp.F23:Emp.F25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yzen_paralelo_icco0</text:p>
              </table:table-cell>
              <table:table-cell office:value-type="string">
                <text:p>ryzen_paralelo_icco3</text:p>
              </table:table-cell>
              <table:table-cell office:value-type="string">
                <text:p>Column F</text:p>
              </table:table-cell>
              <table:table-cell office:value-type="string">
                <text:p>ryzen_secuencial_icco0</text:p>
              </table:table-cell>
              <table:table-cell office:value-type="string">
                <text:p>Column F</text:p>
              </table:table-cell>
              <table:table-cell office:value-type="string">
                <text:p>ryzen_secuencial_icc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6:Emp.F28</svg:desc>
                </draw:g>
              </table:table-cell>
              <table:table-cell office:value-type="float" office:value="0.368673">
                <text:p>0.368673</text:p>
                <draw:g>
                  <svg:desc>Emp.J26:Emp.J28</svg:desc>
                </draw:g>
              </table:table-cell>
              <table:table-cell office:value-type="float" office:value="0.0343643">
                <text:p>0.0343643</text:p>
                <draw:g>
                  <svg:desc>Emp.K26:Emp.K28</svg:desc>
                </draw:g>
              </table:table-cell>
              <table:table-cell office:value-type="float" office:value="1000">
                <text:p>1000</text:p>
                <draw:g>
                  <svg:desc>Emp.F23:Emp.F25</svg:desc>
                </draw:g>
              </table:table-cell>
              <table:table-cell office:value-type="float" office:value="2.69226">
                <text:p>2.69226</text:p>
                <draw:g>
                  <svg:desc>Emp.J23:Emp.J25</svg:desc>
                </draw:g>
              </table:table-cell>
              <table:table-cell office:value-type="float" office:value="1000">
                <text:p>1000</text:p>
                <draw:g>
                  <svg:desc>Emp.F23:Emp.F25</svg:desc>
                </draw:g>
              </table:table-cell>
              <table:table-cell office:value-type="float" office:value="0.540702">
                <text:p>0.540702</text:p>
                <draw:g>
                  <svg:desc>Emp.K23:Emp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92983">
                <text:p>2.92983</text:p>
              </table:table-cell>
              <table:table-cell office:value-type="float" office:value="0.241841">
                <text:p>0.241841</text:p>
              </table:table-cell>
              <table:table-cell office:value-type="float" office:value="2000">
                <text:p>2000</text:p>
              </table:table-cell>
              <table:table-cell office:value-type="float" office:value="21.5109">
                <text:p>21.5109</text:p>
              </table:table-cell>
              <table:table-cell office:value-type="float" office:value="2000">
                <text:p>2000</text:p>
              </table:table-cell>
              <table:table-cell office:value-type="float" office:value="4.34962">
                <text:p>4.34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.56684">
                <text:p>9.56684</text:p>
              </table:table-cell>
              <table:table-cell office:value-type="float" office:value="0.803686">
                <text:p>0.803686</text:p>
              </table:table-cell>
              <table:table-cell office:value-type="float" office:value="3000">
                <text:p>3000</text:p>
              </table:table-cell>
              <table:table-cell office:value-type="float" office:value="72.5988">
                <text:p>72.5988</text:p>
              </table:table-cell>
              <table:table-cell office:value-type="float" office:value="3000">
                <text:p>3000</text:p>
              </table:table-cell>
              <table:table-cell office:value-type="float" office:value="14.6601">
                <text:p>14.660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1cm" svg:height="8.996cm" xlink:href=".." xlink:type="simple" chart:class="chart:scatter" chart:style-name="ch1">
        <chart:title svg:x="5.858cm" svg:y="0.315cm" chart:style-name="ch2">
          <text:p>Tiempo de Ejecución</text:p>
        </chart:title>
        <chart:subtitle svg:x="6.784cm" svg:y="1.273cm" chart:style-name="ch3">
          <text:p>MyDGEMMB</text:p>
        </chart:subtitle>
        <chart:legend chart:legend-position="end" svg:x="11.439cm" svg:y="3.95cm" style:legend-expansion="high" chart:style-name="ch4"/>
        <chart:plot-area chart:style-name="ch5" table:cell-range-address="Emp.F26:Emp.F28 Emp.J26:Emp.K28" chart:data-source-has-labels="row" svg:x="1.331cm" svg:y="2.135cm" svg:width="9.788cm" svg:height="5.701cm">
          <chart:coordinate-region svg:x="3.064cm" svg:y="2.334cm" svg:width="7.683cm" svg:height="4.855cm"/>
          <chart:axis chart:dimension="x" chart:name="primary-x" chart:style-name="ch6">
            <chart:title svg:x="5.811cm" svg:y="8.015cm" chart:style-name="ch7">
              <text:p>Talla</text:p>
            </chart:title>
          </chart:axis>
          <chart:axis chart:dimension="y" chart:name="primary-y" chart:style-name="ch8">
            <chart:title svg:x="0.451cm" svg:y="5.585cm" chart:style-name="ch9">
              <text:p>Tiempo</text:p>
            </chart:title>
            <chart:grid chart:style-name="ch10" chart:class="major"/>
          </chart:axis>
          <chart:series chart:style-name="ch11" chart:values-cell-range-address="Emp.J26:Emp.J28" loext:label-string="ryzen_paralelo_icco0" chart:class="chart:scatter">
            <chart:domain table:cell-range-address="Emp.F26:Emp.F28"/>
            <chart:data-point chart:repeated="3"/>
          </chart:series>
          <chart:series chart:style-name="ch12" chart:values-cell-range-address="Emp.K26:Emp.K28" loext:label-string="ryzen_paralelo_icco3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ryzen_paralelo_icco0</text:p>
              </table:table-cell>
              <table:table-cell office:value-type="string">
                <text:p>ryzen_paralelo_icc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Emp.F26:Emp.F28</svg:desc>
                </draw:g>
              </table:table-cell>
              <table:table-cell office:value-type="float" office:value="0.368673">
                <text:p>0.368673</text:p>
                <draw:g>
                  <svg:desc>Emp.J26:Emp.J28</svg:desc>
                </draw:g>
              </table:table-cell>
              <table:table-cell office:value-type="float" office:value="0.0343643">
                <text:p>0.0343643</text:p>
                <draw:g>
                  <svg:desc>Emp.K26:Emp.K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.92983">
                <text:p>2.92983</text:p>
              </table:table-cell>
              <table:table-cell office:value-type="float" office:value="0.241841">
                <text:p>0.241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9.56684">
                <text:p>9.56684</text:p>
              </table:table-cell>
              <table:table-cell office:value-type="float" office:value="0.803686">
                <text:p>0.80368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